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0%" fo:orphans="0" fo:widows="0"/>
      <style:text-properties fo:language="en" fo:country="US"/>
    </style:style>
    <style:style style:name="P3" style:family="paragraph" style:parent-style-name="Standard">
      <style:text-properties fo:language="en" fo:country="US" officeooo:paragraph-rsid="00162657"/>
    </style:style>
    <style:style style:name="P4" style:family="paragraph" style:parent-style-name="Standard">
      <style:text-properties fo:language="en" fo:country="US" officeooo:paragraph-rsid="00186884"/>
    </style:style>
    <style:style style:name="P5" style:family="paragraph" style:parent-style-name="Standard">
      <style:text-properties fo:language="en" fo:country="US" officeooo:paragraph-rsid="00206243"/>
    </style:style>
    <style:style style:name="P6" style:family="paragraph" style:parent-style-name="Standard">
      <style:text-properties fo:language="en" fo:country="US" officeooo:rsid="00206243" officeooo:paragraph-rsid="00206243"/>
    </style:style>
    <style:style style:name="P7" style:family="paragraph" style:parent-style-name="Standard">
      <style:text-properties fo:language="en" fo:country="US" officeooo:paragraph-rsid="00224353"/>
    </style:style>
    <style:style style:name="P8" style:family="paragraph" style:parent-style-name="Standard">
      <style:text-properties fo:language="en" fo:country="US" officeooo:rsid="00224353" officeooo:paragraph-rsid="00224353"/>
    </style:style>
    <style:style style:name="P9" style:family="paragraph" style:parent-style-name="Standard">
      <style:text-properties fo:language="en" fo:country="US" officeooo:paragraph-rsid="0023aca7"/>
    </style:style>
    <style:style style:name="P10" style:family="paragraph" style:parent-style-name="Standard">
      <style:text-properties fo:language="en" fo:country="US" officeooo:rsid="0023aca7" officeooo:paragraph-rsid="0023aca7"/>
    </style:style>
    <style:style style:name="P11" style:family="paragraph" style:parent-style-name="Standard">
      <style:text-properties officeooo:paragraph-rsid="00162657"/>
    </style:style>
    <style:style style:name="P12" style:family="paragraph" style:parent-style-name="Standard">
      <style:paragraph-properties fo:margin-top="0.1665in" fo:margin-bottom="0in" style:contextual-spacing="false" fo:line-height="100%" fo:text-align="center" style:justify-single-word="false"/>
      <style:text-properties officeooo:paragraph-rsid="001d2d2b"/>
    </style:style>
    <style:style style:name="P13" style:family="paragraph" style:parent-style-name="Standard">
      <style:text-properties officeooo:paragraph-rsid="001d2d2b"/>
    </style:style>
    <style:style style:name="P14" style:family="paragraph" style:parent-style-name="Standard">
      <style:text-properties officeooo:paragraph-rsid="00206243"/>
    </style:style>
    <style:style style:name="P15" style:family="paragraph" style:parent-style-name="Standard">
      <style:text-properties officeooo:paragraph-rsid="00224353"/>
    </style:style>
    <style:style style:name="P16" style:family="paragraph" style:parent-style-name="Standard">
      <style:text-properties officeooo:paragraph-rsid="0023aca7"/>
    </style:style>
    <style:style style:name="P17" style:family="paragraph" style:parent-style-name="Title" style:master-page-name="Standard">
      <style:paragraph-properties style:page-number="1"/>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Heading_20_1">
      <style:text-properties officeooo:rsid="002842fc" officeooo:paragraph-rsid="002842fc"/>
    </style:style>
    <style:style style:name="P21" style:family="paragraph" style:parent-style-name="Heading_20_2">
      <style:text-properties officeooo:rsid="00206243" officeooo:paragraph-rsid="00206243"/>
    </style:style>
    <style:style style:name="P22" style:family="paragraph" style:parent-style-name="Heading_20_2">
      <style:text-properties officeooo:rsid="00224353" officeooo:paragraph-rsid="00224353"/>
    </style:style>
    <style:style style:name="P23" style:family="paragraph" style:parent-style-name="Heading_20_2">
      <style:text-properties officeooo:rsid="0023aca7" officeooo:paragraph-rsid="0023aca7"/>
    </style:style>
    <style:style style:name="P24" style:family="paragraph" style:parent-style-name="Heading_20_2">
      <style:text-properties officeooo:rsid="00162657"/>
    </style:style>
    <style:style style:name="P25" style:family="paragraph" style:parent-style-name="Heading_20_2">
      <style:text-properties officeooo:rsid="0024e496" officeooo:paragraph-rsid="0024e496"/>
    </style:style>
    <style:style style:name="P26" style:family="paragraph" style:parent-style-name="Heading_20_2">
      <style:text-properties officeooo:rsid="00255a0e" officeooo:paragraph-rsid="00255a0e"/>
    </style:style>
    <style:style style:name="P27" style:family="paragraph" style:parent-style-name="Heading_20_2">
      <style:text-properties officeooo:rsid="002569f1" officeooo:paragraph-rsid="002569f1"/>
    </style:style>
    <style:style style:name="P28" style:family="paragraph" style:parent-style-name="Heading_20_2">
      <style:text-properties officeooo:rsid="002842fc" officeooo:paragraph-rsid="002842fc"/>
    </style:style>
    <style:style style:name="P29" style:family="paragraph" style:parent-style-name="Heading_20_2">
      <style:text-properties officeooo:rsid="00297845" officeooo:paragraph-rsid="00297845"/>
    </style:style>
    <style:style style:name="P30" style:family="paragraph" style:parent-style-name="Heading_20_2">
      <style:text-properties officeooo:rsid="002ae88f" officeooo:paragraph-rsid="002ae88f"/>
    </style:style>
    <style:style style:name="P31" style:family="paragraph" style:parent-style-name="Heading_20_2">
      <style:text-properties officeooo:rsid="002af3a0" officeooo:paragraph-rsid="002af3a0"/>
    </style:style>
    <style:style style:name="P32" style:family="paragraph" style:parent-style-name="Heading_20_2">
      <style:text-properties officeooo:rsid="002b4f1d" officeooo:paragraph-rsid="002b4f1d"/>
    </style:style>
    <style:style style:name="P33" style:family="paragraph" style:parent-style-name="Heading_20_2">
      <style:text-properties officeooo:rsid="002d500e" officeooo:paragraph-rsid="002d500e"/>
    </style:style>
    <style:style style:name="P34" style:family="paragraph" style:parent-style-name="Heading_20_2">
      <style:text-properties officeooo:rsid="0032119b" officeooo:paragraph-rsid="0032119b"/>
    </style:style>
    <style:style style:name="P35" style:family="paragraph" style:parent-style-name="Heading_20_2">
      <style:text-properties officeooo:rsid="0033b087" officeooo:paragraph-rsid="0033b087"/>
    </style:style>
    <style:style style:name="P36" style:family="paragraph" style:parent-style-name="Heading_20_2">
      <style:text-properties officeooo:rsid="003abf77" officeooo:paragraph-rsid="003abf77"/>
    </style:style>
    <style:style style:name="P37" style:family="paragraph" style:parent-style-name="Heading_20_2">
      <style:text-properties officeooo:rsid="003b514f" officeooo:paragraph-rsid="003b514f"/>
    </style:style>
    <style:style style:name="P38" style:family="paragraph" style:parent-style-name="Standard">
      <style:text-properties fo:language="en" fo:country="US"/>
    </style:style>
    <style:style style:name="P39" style:family="paragraph" style:parent-style-name="Standard">
      <style:text-properties fo:language="en" fo:country="US" officeooo:paragraph-rsid="0024e496"/>
    </style:style>
    <style:style style:name="P40" style:family="paragraph" style:parent-style-name="Standard">
      <style:text-properties fo:language="en" fo:country="US" officeooo:rsid="0024e496" officeooo:paragraph-rsid="0024e496"/>
    </style:style>
    <style:style style:name="P41" style:family="paragraph" style:parent-style-name="Standard">
      <style:text-properties fo:language="en" fo:country="US" officeooo:paragraph-rsid="00255a0e"/>
    </style:style>
    <style:style style:name="P42" style:family="paragraph" style:parent-style-name="Standard">
      <style:text-properties fo:language="en" fo:country="US" officeooo:rsid="00255a0e" officeooo:paragraph-rsid="00255a0e"/>
    </style:style>
    <style:style style:name="P43" style:family="paragraph" style:parent-style-name="Standard">
      <style:text-properties fo:language="en" fo:country="US" officeooo:paragraph-rsid="00206243"/>
    </style:style>
    <style:style style:name="P44" style:family="paragraph" style:parent-style-name="Standard">
      <style:text-properties fo:language="en" fo:country="US" officeooo:paragraph-rsid="002569f1"/>
    </style:style>
    <style:style style:name="P45" style:family="paragraph" style:parent-style-name="Standard">
      <style:text-properties fo:language="en" fo:country="US" officeooo:rsid="002569f1" officeooo:paragraph-rsid="002569f1"/>
    </style:style>
    <style:style style:name="P46" style:family="paragraph" style:parent-style-name="Standard">
      <style:text-properties fo:language="en" fo:country="US" fo:font-weight="bold" officeooo:rsid="002569f1" officeooo:paragraph-rsid="002569f1" style:font-weight-asian="bold" style:font-weight-complex="bold"/>
    </style:style>
    <style:style style:name="P47" style:family="paragraph" style:parent-style-name="Standard">
      <style:text-properties fo:language="en" fo:country="US" fo:font-weight="bold" officeooo:rsid="0031a1b0" officeooo:paragraph-rsid="0031a1b0" style:font-weight-asian="bold" style:font-weight-complex="bold"/>
    </style:style>
    <style:style style:name="P48" style:family="paragraph" style:parent-style-name="Standard">
      <style:text-properties fo:language="en" fo:country="US" fo:font-weight="bold" officeooo:rsid="0031a1b0" officeooo:paragraph-rsid="0032119b" style:font-weight-asian="bold" style:font-weight-complex="bold"/>
    </style:style>
    <style:style style:name="P49" style:family="paragraph" style:parent-style-name="Standard">
      <style:text-properties fo:language="en" fo:country="US" fo:font-weight="bold" officeooo:rsid="0031a1b0" officeooo:paragraph-rsid="0033b087" style:font-weight-asian="bold" style:font-weight-complex="bold"/>
    </style:style>
    <style:style style:name="P50" style:family="paragraph" style:parent-style-name="Standard">
      <style:text-properties fo:language="en" fo:country="US" fo:font-weight="bold" officeooo:rsid="0031a1b0" officeooo:paragraph-rsid="003abf77" style:font-weight-asian="bold" style:font-weight-complex="bold"/>
    </style:style>
    <style:style style:name="P51" style:family="paragraph" style:parent-style-name="Standard">
      <style:text-properties fo:language="en" fo:country="US" fo:font-weight="bold" officeooo:rsid="0031a1b0" officeooo:paragraph-rsid="003b514f" style:font-weight-asian="bold" style:font-weight-complex="bold"/>
    </style:style>
    <style:style style:name="P52" style:family="paragraph" style:parent-style-name="Standard">
      <style:text-properties fo:language="en" fo:country="US" officeooo:rsid="00274b8e" officeooo:paragraph-rsid="00274b8e"/>
    </style:style>
    <style:style style:name="P53" style:family="paragraph" style:parent-style-name="Standard">
      <style:text-properties fo:language="en" fo:country="US" officeooo:paragraph-rsid="00186884"/>
    </style:style>
    <style:style style:name="P54" style:family="paragraph" style:parent-style-name="Standard">
      <style:text-properties fo:language="en" fo:country="US" officeooo:paragraph-rsid="00274b8e"/>
    </style:style>
    <style:style style:name="P55" style:family="paragraph" style:parent-style-name="Standard">
      <style:text-properties fo:language="en" fo:country="US" officeooo:rsid="002842fc" officeooo:paragraph-rsid="002842fc"/>
    </style:style>
    <style:style style:name="P56" style:family="paragraph" style:parent-style-name="Standard">
      <style:text-properties fo:language="en" fo:country="US" officeooo:paragraph-rsid="002842fc"/>
    </style:style>
    <style:style style:name="P57" style:family="paragraph" style:parent-style-name="Standard">
      <style:text-properties fo:language="en" fo:country="US" officeooo:rsid="00297845" officeooo:paragraph-rsid="00297845"/>
    </style:style>
    <style:style style:name="P58" style:family="paragraph" style:parent-style-name="Standard">
      <style:text-properties fo:language="en" fo:country="US" officeooo:paragraph-rsid="00297845"/>
    </style:style>
    <style:style style:name="P59" style:family="paragraph" style:parent-style-name="Standard">
      <style:text-properties fo:language="en" fo:country="US" officeooo:rsid="002ae88f" officeooo:paragraph-rsid="002ae88f"/>
    </style:style>
    <style:style style:name="P60" style:family="paragraph" style:parent-style-name="Standard">
      <style:text-properties fo:language="en" fo:country="US" officeooo:paragraph-rsid="002ae88f"/>
    </style:style>
    <style:style style:name="P61" style:family="paragraph" style:parent-style-name="Standard">
      <style:text-properties fo:language="en" fo:country="US" officeooo:paragraph-rsid="002af3a0"/>
    </style:style>
    <style:style style:name="P62" style:family="paragraph" style:parent-style-name="Standard">
      <style:text-properties fo:language="en" fo:country="US" officeooo:rsid="002af3a0" officeooo:paragraph-rsid="002af3a0"/>
    </style:style>
    <style:style style:name="P63" style:family="paragraph" style:parent-style-name="Standard">
      <style:text-properties fo:language="en" fo:country="US" officeooo:paragraph-rsid="002b4f1d"/>
    </style:style>
    <style:style style:name="P64" style:family="paragraph" style:parent-style-name="Standard">
      <style:text-properties fo:language="en" fo:country="US" officeooo:paragraph-rsid="002c3905"/>
    </style:style>
    <style:style style:name="P65" style:family="paragraph" style:parent-style-name="Standard">
      <style:text-properties fo:language="en" fo:country="US" officeooo:paragraph-rsid="002c91f5"/>
    </style:style>
    <style:style style:name="P66" style:family="paragraph" style:parent-style-name="Standard">
      <style:text-properties fo:language="en" fo:country="US" officeooo:paragraph-rsid="002d500e"/>
    </style:style>
    <style:style style:name="P67" style:family="paragraph" style:parent-style-name="Standard">
      <style:text-properties fo:language="en" fo:country="US" officeooo:rsid="002eaae2" officeooo:paragraph-rsid="002eaae2"/>
    </style:style>
    <style:style style:name="P68" style:family="paragraph" style:parent-style-name="Standard">
      <style:text-properties fo:language="en" fo:country="US" officeooo:paragraph-rsid="0032119b"/>
    </style:style>
    <style:style style:name="P69" style:family="paragraph" style:parent-style-name="Standard">
      <style:text-properties fo:language="en" fo:country="US" officeooo:rsid="0033b087" officeooo:paragraph-rsid="0033b087"/>
    </style:style>
    <style:style style:name="P70" style:family="paragraph" style:parent-style-name="Standard">
      <style:text-properties fo:language="en" fo:country="US" officeooo:paragraph-rsid="0033b087"/>
    </style:style>
    <style:style style:name="P71" style:family="paragraph" style:parent-style-name="Standard">
      <style:text-properties fo:language="en" fo:country="US" officeooo:rsid="0038f9b5" officeooo:paragraph-rsid="0038f9b5"/>
    </style:style>
    <style:style style:name="P72" style:family="paragraph" style:parent-style-name="Standard">
      <style:text-properties fo:language="en" fo:country="US" officeooo:paragraph-rsid="003abf77"/>
    </style:style>
    <style:style style:name="P73" style:family="paragraph" style:parent-style-name="Standard">
      <style:text-properties fo:language="en" fo:country="US" officeooo:rsid="003b514f" officeooo:paragraph-rsid="003b514f"/>
    </style:style>
    <style:style style:name="P74" style:family="paragraph" style:parent-style-name="Standard">
      <style:text-properties fo:language="en" fo:country="US" officeooo:paragraph-rsid="003b514f"/>
    </style:style>
    <style:style style:name="P75" style:family="paragraph" style:parent-style-name="Standard">
      <style:text-properties officeooo:paragraph-rsid="0024e496"/>
    </style:style>
    <style:style style:name="P76" style:family="paragraph" style:parent-style-name="Standard">
      <style:text-properties officeooo:paragraph-rsid="00206243"/>
    </style:style>
    <style:style style:name="P77" style:family="paragraph" style:parent-style-name="Standard">
      <style:text-properties officeooo:rsid="0024e496" officeooo:paragraph-rsid="0024e496"/>
    </style:style>
    <style:style style:name="P78" style:family="paragraph" style:parent-style-name="Standard">
      <style:text-properties officeooo:paragraph-rsid="00255a0e"/>
    </style:style>
    <style:style style:name="P79" style:family="paragraph" style:parent-style-name="Standard">
      <style:text-properties officeooo:paragraph-rsid="002569f1"/>
    </style:style>
    <style:style style:name="P80" style:family="paragraph" style:parent-style-name="Standard">
      <style:text-properties officeooo:paragraph-rsid="00274b8e"/>
    </style:style>
    <style:style style:name="P81" style:family="paragraph" style:parent-style-name="Standard">
      <style:text-properties officeooo:paragraph-rsid="002842fc"/>
    </style:style>
    <style:style style:name="P82" style:family="paragraph" style:parent-style-name="Standard">
      <style:text-properties officeooo:paragraph-rsid="00297845"/>
    </style:style>
    <style:style style:name="P83" style:family="paragraph" style:parent-style-name="Standard">
      <style:text-properties officeooo:paragraph-rsid="002ae88f"/>
    </style:style>
    <style:style style:name="P84" style:family="paragraph" style:parent-style-name="Standard">
      <style:text-properties officeooo:paragraph-rsid="002af3a0"/>
    </style:style>
    <style:style style:name="P85" style:family="paragraph" style:parent-style-name="Standard">
      <style:text-properties officeooo:paragraph-rsid="002b4f1d"/>
    </style:style>
    <style:style style:name="P86" style:family="paragraph" style:parent-style-name="Standard">
      <style:text-properties officeooo:paragraph-rsid="002d500e"/>
    </style:style>
    <style:style style:name="P87" style:family="paragraph" style:parent-style-name="Standard">
      <style:text-properties officeooo:paragraph-rsid="0032119b"/>
    </style:style>
    <style:style style:name="P88" style:family="paragraph" style:parent-style-name="Standard">
      <style:text-properties officeooo:paragraph-rsid="0033b087"/>
    </style:style>
    <style:style style:name="P89" style:family="paragraph" style:parent-style-name="Standard">
      <style:text-properties officeooo:paragraph-rsid="003abf77"/>
    </style:style>
    <style:style style:name="P90" style:family="paragraph" style:parent-style-name="Standard">
      <style:text-properties officeooo:paragraph-rsid="003b514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186884" style:font-weight-asian="bold"/>
    </style:style>
    <style:style style:name="T4" style:family="text">
      <style:text-properties fo:font-weight="bold" style:font-weight-asian="bold" style:font-weight-complex="bold"/>
    </style:style>
    <style:style style:name="T5" style:family="text">
      <style:text-properties fo:font-weight="bold" officeooo:rsid="00206243" style:font-weight-asian="bold"/>
    </style:style>
    <style:style style:name="T6" style:family="text">
      <style:text-properties fo:font-weight="bold" officeooo:rsid="00206243" style:font-weight-asian="bold" style:font-weight-complex="normal"/>
    </style:style>
    <style:style style:name="T7" style:family="text">
      <style:text-properties fo:font-weight="bold" officeooo:rsid="00224353" style:font-weight-asian="bold" style:font-weight-complex="normal"/>
    </style:style>
    <style:style style:name="T8" style:family="text">
      <style:text-properties fo:font-weight="bold" officeooo:rsid="0023aca7" style:font-weight-asian="bold" style:font-weight-complex="normal"/>
    </style:style>
    <style:style style:name="T9" style:family="text">
      <style:text-properties fo:font-weight="bold" officeooo:rsid="002af3a0" style:font-weight-asian="bold" style:font-weight-complex="normal"/>
    </style:style>
    <style:style style:name="T10" style:family="text">
      <style:text-properties fo:font-weight="bold" officeooo:rsid="002b26ca" style:font-weight-asian="bold" style:font-weight-complex="normal"/>
    </style:style>
    <style:style style:name="T11" style:family="text">
      <style:text-properties fo:font-weight="bold" officeooo:rsid="002b4f1d" style:font-weight-asian="bold" style:font-weight-complex="normal"/>
    </style:style>
    <style:style style:name="T12" style:family="text">
      <style:text-properties fo:font-weight="bold" officeooo:rsid="002c3905" style:font-weight-asian="bold" style:font-weight-complex="normal"/>
    </style:style>
    <style:style style:name="T13" style:family="text">
      <style:text-properties fo:font-weight="bold" officeooo:rsid="002c91f5" style:font-weight-asian="bold" style:font-weight-complex="normal"/>
    </style:style>
    <style:style style:name="T14" style:family="text">
      <style:text-properties fo:font-weight="bold" officeooo:rsid="0031a1b0" style:font-weight-asian="bold" style:font-weight-complex="normal"/>
    </style:style>
    <style:style style:name="T15" style:family="text">
      <style:text-properties fo:font-weight="bold" officeooo:rsid="00297845" style:font-weight-asian="bold"/>
    </style:style>
    <style:style style:name="T16" style:family="text">
      <style:text-properties fo:font-weight="bold" officeooo:rsid="002af3a0" style:font-weight-asian="bold"/>
    </style:style>
    <style:style style:name="T17" style:family="text">
      <style:text-properties fo:font-size="11pt" fo:font-weight="bold" style:font-size-asian="11pt" style:font-weight-asian="bold" style:font-size-complex="11pt"/>
    </style:style>
    <style:style style:name="T18" style:family="text">
      <style:text-properties fo:font-size="11pt" fo:font-weight="bold" officeooo:rsid="00252559" style:font-size-asian="11pt" style:font-weight-asian="bold" style:font-size-complex="11pt"/>
    </style:style>
    <style:style style:name="T19" style:family="text">
      <style:text-properties fo:font-size="11pt" fo:font-weight="bold" officeooo:rsid="00255a0e" style:font-size-asian="11pt" style:font-weight-asian="bold" style:font-size-complex="11pt"/>
    </style:style>
    <style:style style:name="T20" style:family="text">
      <style:text-properties fo:font-size="11pt" style:font-size-asian="11pt" style:font-size-complex="11pt"/>
    </style:style>
    <style:style style:name="T21" style:family="text">
      <style:text-properties fo:font-size="11pt" officeooo:rsid="00252559" style:font-size-asian="11pt" style:font-size-complex="11pt"/>
    </style:style>
    <style:style style:name="T22" style:family="text">
      <style:text-properties fo:font-size="11pt" officeooo:rsid="00255a0e" style:font-size-asian="11pt" style:font-size-complex="11pt"/>
    </style:style>
    <style:style style:name="T23" style:family="text">
      <style:text-properties fo:font-style="italic"/>
    </style:style>
    <style:style style:name="T24" style:family="text">
      <style:text-properties fo:font-style="italic" style:font-style-asian="italic"/>
    </style:style>
    <style:style style:name="T25" style:family="text">
      <style:text-properties officeooo:rsid="00162657"/>
    </style:style>
    <style:style style:name="T26" style:family="text">
      <style:text-properties fo:font-weight="normal" style:font-weight-asian="normal" style:font-weight-complex="normal"/>
    </style:style>
    <style:style style:name="T27" style:family="text">
      <style:text-properties fo:font-weight="normal" officeooo:rsid="00162657" style:font-weight-asian="normal" style:font-weight-complex="normal"/>
    </style:style>
    <style:style style:name="T28" style:family="text">
      <style:text-properties fo:font-weight="normal" officeooo:rsid="00186884" style:font-weight-asian="normal" style:font-weight-complex="normal"/>
    </style:style>
    <style:style style:name="T29" style:family="text">
      <style:text-properties fo:font-weight="normal" officeooo:rsid="0019bcce" style:font-weight-asian="normal" style:font-weight-complex="normal"/>
    </style:style>
    <style:style style:name="T30" style:family="text">
      <style:text-properties fo:font-weight="normal" officeooo:rsid="00206243" style:font-weight-asian="normal" style:font-weight-complex="normal"/>
    </style:style>
    <style:style style:name="T31" style:family="text">
      <style:text-properties fo:font-weight="normal" officeooo:rsid="00224353" style:font-weight-asian="normal" style:font-weight-complex="normal"/>
    </style:style>
    <style:style style:name="T32" style:family="text">
      <style:text-properties fo:font-weight="normal" officeooo:rsid="0023aca7" style:font-weight-asian="normal" style:font-weight-complex="normal"/>
    </style:style>
    <style:style style:name="T33" style:family="text">
      <style:text-properties fo:font-weight="normal" officeooo:rsid="0024e496" style:font-weight-asian="normal" style:font-weight-complex="normal"/>
    </style:style>
    <style:style style:name="T34" style:family="text">
      <style:text-properties fo:font-weight="normal" officeooo:rsid="00255a0e" style:font-weight-asian="normal" style:font-weight-complex="normal"/>
    </style:style>
    <style:style style:name="T35" style:family="text">
      <style:text-properties fo:font-weight="normal" officeooo:rsid="002569f1" style:font-weight-asian="normal" style:font-weight-complex="normal"/>
    </style:style>
    <style:style style:name="T36" style:family="text">
      <style:text-properties fo:font-weight="normal" officeooo:rsid="002842fc" style:font-weight-asian="normal" style:font-weight-complex="normal"/>
    </style:style>
    <style:style style:name="T37" style:family="text">
      <style:text-properties fo:font-weight="normal" officeooo:rsid="00297845" style:font-weight-asian="normal" style:font-weight-complex="normal"/>
    </style:style>
    <style:style style:name="T38" style:family="text">
      <style:text-properties fo:font-weight="normal" officeooo:rsid="002ae88f" style:font-weight-asian="normal" style:font-weight-complex="normal"/>
    </style:style>
    <style:style style:name="T39" style:family="text">
      <style:text-properties fo:font-weight="normal" officeooo:rsid="002af3a0" style:font-weight-asian="normal" style:font-weight-complex="normal"/>
    </style:style>
    <style:style style:name="T40" style:family="text">
      <style:text-properties fo:font-weight="normal" officeooo:rsid="002b26ca" style:font-weight-asian="normal" style:font-weight-complex="normal"/>
    </style:style>
    <style:style style:name="T41" style:family="text">
      <style:text-properties fo:font-weight="normal" officeooo:rsid="002b4f1d" style:font-weight-asian="normal" style:font-weight-complex="normal"/>
    </style:style>
    <style:style style:name="T42" style:family="text">
      <style:text-properties fo:font-weight="normal" officeooo:rsid="002c91f5" style:font-weight-asian="normal" style:font-weight-complex="normal"/>
    </style:style>
    <style:style style:name="T43" style:family="text">
      <style:text-properties fo:font-weight="normal" officeooo:rsid="002d500e" style:font-weight-asian="normal" style:font-weight-complex="normal"/>
    </style:style>
    <style:style style:name="T44" style:family="text">
      <style:text-properties fo:font-weight="normal" officeooo:rsid="002eaae2" style:font-weight-asian="normal" style:font-weight-complex="normal"/>
    </style:style>
    <style:style style:name="T45" style:family="text">
      <style:text-properties fo:font-weight="normal" officeooo:rsid="0031a1b0" style:font-weight-asian="normal" style:font-weight-complex="normal"/>
    </style:style>
    <style:style style:name="T46" style:family="text">
      <style:text-properties fo:font-weight="normal" officeooo:rsid="0032119b" style:font-weight-asian="normal" style:font-weight-complex="normal"/>
    </style:style>
    <style:style style:name="T47" style:family="text">
      <style:text-properties fo:font-weight="normal" officeooo:rsid="0033b087" style:font-weight-asian="normal" style:font-weight-complex="normal"/>
    </style:style>
    <style:style style:name="T48" style:family="text">
      <style:text-properties fo:font-weight="normal" officeooo:rsid="0034eddb" style:font-weight-asian="normal" style:font-weight-complex="normal"/>
    </style:style>
    <style:style style:name="T49" style:family="text">
      <style:text-properties fo:font-weight="normal" officeooo:rsid="003abf77" style:font-weight-asian="normal" style:font-weight-complex="normal"/>
    </style:style>
    <style:style style:name="T50" style:family="text">
      <style:text-properties fo:font-weight="normal" officeooo:rsid="003b514f" style:font-weight-asian="normal" style:font-weight-complex="normal"/>
    </style:style>
    <style:style style:name="T51" style:family="text">
      <style:text-properties officeooo:rsid="00186884"/>
    </style:style>
    <style:style style:name="T52" style:family="text">
      <style:text-properties fo:language="en" fo:country="US"/>
    </style:style>
    <style:style style:name="T53" style:family="text">
      <style:text-properties fo:language="en" fo:country="US" style:text-underline-style="solid" style:text-underline-width="auto" style:text-underline-color="font-color"/>
    </style:style>
    <style:style style:name="T54" style:family="text">
      <style:text-properties fo:language="en" fo:country="US" officeooo:rsid="00186884"/>
    </style:style>
    <style:style style:name="T55" style:family="text">
      <style:text-properties fo:language="en" fo:country="US" officeooo:rsid="00206243"/>
    </style:style>
    <style:style style:name="T56" style:family="text">
      <style:text-properties fo:language="en" fo:country="US" officeooo:rsid="00224353"/>
    </style:style>
    <style:style style:name="T57" style:family="text">
      <style:text-properties fo:language="en" fo:country="US" officeooo:rsid="0024e496"/>
    </style:style>
    <style:style style:name="T58" style:family="text">
      <style:text-properties fo:language="en" fo:country="US" officeooo:rsid="002842fc"/>
    </style:style>
    <style:style style:name="T59" style:family="text">
      <style:text-properties fo:language="en" fo:country="US" officeooo:rsid="002ae88f"/>
    </style:style>
    <style:style style:name="T60" style:family="text">
      <style:text-properties officeooo:rsid="0019bcce"/>
    </style:style>
    <style:style style:name="T61" style:family="text">
      <style:text-properties officeooo:rsid="001e7540"/>
    </style:style>
    <style:style style:name="T62" style:family="text">
      <style:text-properties officeooo:rsid="002039cc"/>
    </style:style>
    <style:style style:name="T63" style:family="text">
      <style:text-properties officeooo:rsid="00206243"/>
    </style:style>
    <style:style style:name="T64" style:family="text">
      <style:text-properties officeooo:rsid="00224353"/>
    </style:style>
    <style:style style:name="T65" style:family="text">
      <style:text-properties officeooo:rsid="0023aca7"/>
    </style:style>
    <style:style style:name="T66" style:family="text">
      <style:text-properties officeooo:rsid="0024e496"/>
    </style:style>
    <style:style style:name="T67" style:family="text">
      <style:text-properties officeooo:rsid="00252559"/>
    </style:style>
    <style:style style:name="T68" style:family="text">
      <style:text-properties officeooo:rsid="00255a0e"/>
    </style:style>
    <style:style style:name="T69" style:family="text">
      <style:text-properties officeooo:rsid="002569f1"/>
    </style:style>
    <style:style style:name="T70" style:family="text">
      <style:text-properties officeooo:rsid="00274b8e"/>
    </style:style>
    <style:style style:name="T71" style:family="text">
      <style:text-properties officeooo:rsid="002842fc"/>
    </style:style>
    <style:style style:name="T72" style:family="text">
      <style:text-properties style:text-position="super 58%" fo:font-weight="normal" style:font-weight-asian="normal" style:font-weight-complex="normal"/>
    </style:style>
    <style:style style:name="T73" style:family="text">
      <style:text-properties officeooo:rsid="00297845"/>
    </style:style>
    <style:style style:name="T74" style:family="text">
      <style:text-properties officeooo:rsid="002ae88f"/>
    </style:style>
    <style:style style:name="T75" style:family="text">
      <style:text-properties officeooo:rsid="002af3a0"/>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2b4f1d"/>
    </style:style>
    <style:style style:name="T78" style:family="text">
      <style:text-properties officeooo:rsid="002b4f1d"/>
    </style:style>
    <style:style style:name="T79" style:family="text">
      <style:text-properties officeooo:rsid="002c91f5"/>
    </style:style>
    <style:style style:name="T80" style:family="text">
      <style:text-properties officeooo:rsid="002d500e"/>
    </style:style>
    <style:style style:name="T81" style:family="text">
      <style:text-properties officeooo:rsid="00308b44"/>
    </style:style>
    <style:style style:name="T82" style:family="text">
      <style:text-properties officeooo:rsid="0031a1b0"/>
    </style:style>
    <style:style style:name="T83" style:family="text">
      <style:text-properties style:font-weight-complex="normal"/>
    </style:style>
    <style:style style:name="T84" style:family="text">
      <style:text-properties officeooo:rsid="0033b087" style:font-weight-complex="normal"/>
    </style:style>
    <style:style style:name="T85" style:family="text">
      <style:text-properties officeooo:rsid="003b514f" style:font-weight-complex="normal"/>
    </style:style>
    <style:style style:name="T86" style:family="text">
      <style:text-properties officeooo:rsid="0032119b"/>
    </style:style>
    <style:style style:name="T87" style:family="text">
      <style:text-properties officeooo:rsid="003223fa"/>
    </style:style>
    <style:style style:name="T88" style:family="text">
      <style:text-properties officeooo:rsid="0034eddb"/>
    </style:style>
    <style:style style:name="T89" style:family="text">
      <style:text-properties officeooo:rsid="00375bce"/>
    </style:style>
    <style:style style:name="T90" style:family="text">
      <style:text-properties officeooo:rsid="003abf77"/>
    </style:style>
    <style:style style:name="T91" style:family="text">
      <style:text-properties officeooo:rsid="003b514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hb2xwipcm2yl"/>Spacebattles: Trick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8314_318188400" text:style-name="Index_20_Link" text:visited-style-name="Index_20_Link">Minor Tricks<text:tab/>1</text:a></text:p>
          <text:p text:style-name="P19"><text:a xlink:type="simple" xlink:href="#__RefHeading___Toc18294_318188400" text:style-name="Index_20_Link" text:visited-style-name="Index_20_Link">Acid splash<text:tab/>1</text:a></text:p>
          <text:p text:style-name="P19"><text:a xlink:type="simple" xlink:href="#__RefHeading___Toc18312_3181884005" text:style-name="Index_20_Link" text:visited-style-name="Index_20_Link">Augmented punch<text:tab/>2</text:a></text:p>
          <text:p text:style-name="P19"><text:a xlink:type="simple" xlink:href="#__RefHeading___Toc18312_3181884006" text:style-name="Index_20_Link" text:visited-style-name="Index_20_Link">Blood loss<text:tab/>2</text:a></text:p>
          <text:p text:style-name="P19"><text:a xlink:type="simple" xlink:href="#__RefHeading___Toc18312_3181884007" text:style-name="Index_20_Link" text:visited-style-name="Index_20_Link">Bullhorn<text:tab/>3</text:a></text:p>
          <text:p text:style-name="P19"><text:a xlink:type="simple" xlink:href="#__RefHeading___Toc18296_318188400" text:style-name="Index_20_Link" text:visited-style-name="Index_20_Link">Daze<text:tab/>3</text:a></text:p>
          <text:p text:style-name="P19"><text:a xlink:type="simple" xlink:href="#__RefHeading___Toc18312_3181884008" text:style-name="Index_20_Link" text:visited-style-name="Index_20_Link">Detect affliction<text:tab/>3</text:a></text:p>
          <text:p text:style-name="P19"><text:a xlink:type="simple" xlink:href="#__RefHeading___Toc18298_318188400" text:style-name="Index_20_Link" text:visited-style-name="Index_20_Link">Electric arc<text:tab/>4</text:a></text:p>
          <text:p text:style-name="P19"><text:a xlink:type="simple" xlink:href="#__RefHeading___Toc18312_31818840010" text:style-name="Index_20_Link" text:visited-style-name="Index_20_Link">Gravitational shove<text:tab/>4</text:a></text:p>
          <text:p text:style-name="P19"><text:a xlink:type="simple" xlink:href="#__RefHeading___Toc18300_318188400" text:style-name="Index_20_Link" text:visited-style-name="Index_20_Link">Illuminate<text:tab/>4</text:a></text:p>
          <text:p text:style-name="P19"><text:a xlink:type="simple" xlink:href="#__RefHeading___Toc18302_318188400" text:style-name="Index_20_Link" text:visited-style-name="Index_20_Link">Inject virus<text:tab/>5</text:a></text:p>
          <text:p text:style-name="P19"><text:a xlink:type="simple" xlink:href="#__RefHeading___Toc18312_3181884001" text:style-name="Index_20_Link" text:visited-style-name="Index_20_Link">Invent<text:tab/>5</text:a></text:p>
          <text:p text:style-name="P19"><text:a xlink:type="simple" xlink:href="#__RefHeading___Toc18312_3181884009" text:style-name="Index_20_Link" text:visited-style-name="Index_20_Link">Jump<text:tab/>5</text:a></text:p>
          <text:p text:style-name="P19"><text:a xlink:type="simple" xlink:href="#__RefHeading___Toc18312_3181884002" text:style-name="Index_20_Link" text:visited-style-name="Index_20_Link">Manipulate gravity<text:tab/>6</text:a></text:p>
          <text:p text:style-name="P19"><text:a xlink:type="simple" xlink:href="#__RefHeading___Toc18312_3181884003" text:style-name="Index_20_Link" text:visited-style-name="Index_20_Link">Message<text:tab/>6</text:a></text:p>
          <text:p text:style-name="P19"><text:a xlink:type="simple" xlink:href="#__RefHeading___Toc18312_3181884004" text:style-name="Index_20_Link" text:visited-style-name="Index_20_Link">Predict defense<text:tab/>7</text:a></text:p>
          <text:p text:style-name="P19"><text:a xlink:type="simple" xlink:href="#__RefHeading___Toc18304_318188400" text:style-name="Index_20_Link" text:visited-style-name="Index_20_Link">Produce flame<text:tab/>7</text:a></text:p>
          <text:p text:style-name="P19"><text:a xlink:type="simple" xlink:href="#__RefHeading___Toc18306_318188400" text:style-name="Index_20_Link" text:visited-style-name="Index_20_Link">Launch liquid nitrogen<text:tab/>7</text:a></text:p>
          <text:p text:style-name="P19"><text:a xlink:type="simple" xlink:href="#__RefHeading___Toc18312_31818840011" text:style-name="Index_20_Link" text:visited-style-name="Index_20_Link">Scatter scree<text:tab/>8</text:a></text:p>
          <text:p text:style-name="P19"><text:a xlink:type="simple" xlink:href="#__RefHeading___Toc18308_318188400" text:style-name="Index_20_Link" text:visited-style-name="Index_20_Link">Shield<text:tab/>8</text:a></text:p>
          <text:p text:style-name="P19"><text:a xlink:type="simple" xlink:href="#__RefHeading___Toc18310_318188400" text:style-name="Index_20_Link" text:visited-style-name="Index_20_Link">Shining drones<text:tab/>9</text:a></text:p>
          <text:p text:style-name="P19"><text:a xlink:type="simple" xlink:href="#__RefHeading___Toc18312_31818840012" text:style-name="Index_20_Link" text:visited-style-name="Index_20_Link">Stabilize<text:tab/>9</text:a></text:p>
          <text:p text:style-name="P18"><text:a xlink:type="simple" xlink:href="#__RefHeading___Toc4505_3796725080" text:style-name="Index_20_Link" text:visited-style-name="Index_20_Link">1st Level Tricks<text:tab/>9</text:a></text:p>
          <text:p text:style-name="P19"><text:a xlink:type="simple" xlink:href="#__RefHeading___Toc18312_318188400" text:style-name="Index_20_Link" text:visited-style-name="Index_20_Link">Template<text:tab/>9</text:a></text:p>
        </text:index-body>
      </text:table-of-content>
      <text:p text:style-name="P13"/>
      <text:h text:style-name="Heading_20_1" text:outline-level="1"><text:bookmark-start text:name="__RefHeading___Toc18314_318188400"/>Minor Tricks<text:bookmark-end text:name="__RefHeading___Toc18314_318188400"/></text:h>
      <text:h text:style-name="Heading_20_2" text:outline-level="2"><text:bookmark-start text:name="__RefHeading___Toc18294_318188400"/><text:bookmark text:name="_g4yvu9ybjwby"/>Acid splash<text:bookmark-end text:name="__RefHeading___Toc18294_318188400"/></text:h>
      <text:p text:style-name="P1"><text:span text:style-name="T2">Tags: </text:span>Chemistry, <text:span text:style-name="T66">Acid</text:span></text:p>
      <text:p text:style-name="P1"><text:span text:style-name="T2">Classes: </text:span>Artificer, Augmented</text:p>
      <text:p text:style-name="P1"><text:span text:style-name="T2">Performing time: </text:span>2 Actions</text:p>
      <text:p text:style-name="P1"><text:span text:style-name="T2">Save</text:span>: Basic Reflex</text:p>
      <text:p text:style-name="P1"><text:soft-page-break/><text:span text:style-name="T2">Duration: </text:span>Instantaneous</text:p>
      <text:p text:style-name="P1"><text:span text:style-name="T2">Range</text:span>: 9m</text:p>
      <text:p text:style-name="P1"><text:span text:style-name="T2">Targets</text:span>: 1 target</text:p>
      <text:p text:style-name="P1"/>
      <text:p text:style-name="P1">You splash a glob of acid that splatters your target and nearby creatures. Make a trick attack. If you hit, you deal 1d<text:span text:style-name="T67">8</text:span> acid damage plus 1 splash acid damage. On a critical success, the target also takes 1 persistent acid damage.</text:p>
      <text:p text:style-name="P1"/>
      <text:p text:style-name="Standard"><text:bookmark text:name="_47m8w45eo2l3"/><text:span text:style-name="T17">Heightened (+1):</text:span><text:span text:style-name="T20"> The damage increases by 2d10, the splash damage increases by 1, and the persistent damage on a critical hit increases by 1.</text:span></text:p>
      <text:h text:style-name="P25" text:outline-level="2"><text:bookmark-start text:name="__RefHeading___Toc18312_3181884005"/>Augmented punch<text:bookmark-end text:name="__RefHeading___Toc18312_3181884005"/></text:h>
      <text:p text:style-name="P75"><text:span text:style-name="T4">Tags</text:span>: Biology</text:p>
      <text:p text:style-name="P39"><text:span text:style-name="T2">Classes</text:span><text:span text:style-name="T26">: </text:span><text:span text:style-name="T28">A</text:span><text:span text:style-name="T33">ugmented</text:span></text:p>
      <text:p text:style-name="P39"><text:span text:style-name="T2">Performing tim</text:span><text:span text:style-name="T3">e</text:span><text:span text:style-name="T28">: 2 Actions</text:span></text:p>
      <text:p text:style-name="P39"><text:span text:style-name="T2">Duration</text:span><text:span text:style-name="T26">: </text:span><text:span text:style-name="T28">Instant</text:span><text:span text:style-name="T29">aneous</text:span></text:p>
      <text:p text:style-name="P39"><text:span text:style-name="T2">Range</text:span>: <text:span text:style-name="T51">9m</text:span></text:p>
      <text:p text:style-name="P39"><text:span text:style-name="T2">Targets</text:span>: <text:span text:style-name="T51">1 target</text:span></text:p>
      <text:p text:style-name="P39"/>
      <text:p text:style-name="P40">You increase the size and strength of your arm to slam into an enemy. Make a Trick attack roll. On a hit, the target takes 1d<text:span text:style-name="T67">10</text:span> bludgeoning damage. On a critical hit, the damage is doubled, and the target is knocked prone.</text:p>
      <text:p text:style-name="P40"/>
      <text:p text:style-name="P42">This trick doesn’t provoke any opportunity attacks.</text:p>
      <text:p text:style-name="P39"/>
      <text:p text:style-name="P39"><text:span text:style-name="T17">Heightened (+1):</text:span><text:span text:style-name="T20"> The damage increases by 2d</text:span><text:span text:style-name="T21">10</text:span></text:p>
      <text:h text:style-name="P26" text:outline-level="2"><text:bookmark-start text:name="__RefHeading___Toc18312_3181884006"/>Blood loss<text:bookmark-end text:name="__RefHeading___Toc18312_3181884006"/></text:h>
      <text:p text:style-name="P78"><text:span text:style-name="T4">Tags</text:span>: Biology</text:p>
      <text:p text:style-name="P41"><text:span text:style-name="T2">Classes</text:span><text:span text:style-name="T26">: </text:span><text:span text:style-name="T28">A</text:span><text:span text:style-name="T34">ugmented</text:span></text:p>
      <text:p text:style-name="P41"><text:span text:style-name="T2">Performing tim</text:span><text:span text:style-name="T3">e</text:span><text:span text:style-name="T28">: 2 Actions</text:span></text:p>
      <text:p text:style-name="P41"><text:span text:style-name="T2">Duration</text:span><text:span text:style-name="T26">: </text:span><text:span text:style-name="T28">Instant</text:span><text:span text:style-name="T29">aneous</text:span></text:p>
      <text:p text:style-name="P41"><text:span text:style-name="T2">Range</text:span>: <text:span text:style-name="T51">9m</text:span></text:p>
      <text:p text:style-name="P41"><text:span text:style-name="T2">Targets</text:span>: <text:span text:style-name="T51">1 target</text:span></text:p>
      <text:p text:style-name="P41"/>
      <text:p text:style-name="P42">You shape your first into a long bloodletting spear. Make a ranged Trick attack roll. On a hit, the target takes 1 piercing damage and 1d8 persistent bleed damage.</text:p>
      <text:p text:style-name="P41"/>
      <text:p text:style-name="P41"><text:span text:style-name="T18">Heightened (+1):</text:span><text:span text:style-name="T21"> The </text:span><text:span text:style-name="T22">persistent bleed </text:span><text:span text:style-name="T21">damage increases by 2d</text:span><text:span text:style-name="T22">8.</text:span></text:p>
      <text:p text:style-name="P41"><text:soft-page-break/><text:span text:style-name="T22"/></text:p>
      <text:h text:style-name="P26" text:outline-level="2"><text:bookmark-start text:name="__RefHeading___Toc18312_3181884007"/>Bullhorn<text:bookmark-end text:name="__RefHeading___Toc18312_3181884007"/></text:h>
      <text:p text:style-name="P78"><text:span text:style-name="T4">Tags</text:span>: Biology</text:p>
      <text:p text:style-name="P41"><text:span text:style-name="T2">Classes</text:span><text:span text:style-name="T26">: </text:span><text:span text:style-name="T28">A</text:span><text:span text:style-name="T34">ugmented</text:span></text:p>
      <text:p text:style-name="P41"><text:span text:style-name="T2">Performing tim</text:span><text:span text:style-name="T3">e</text:span><text:span text:style-name="T28">: 2 Actions</text:span></text:p>
      <text:p text:style-name="P41"><text:span text:style-name="T2">Duration</text:span><text:span text:style-name="T26">: </text:span><text:span text:style-name="T34">10 minutes</text:span></text:p>
      <text:p text:style-name="P41"><text:span text:style-name="T2">Range</text:span>: <text:span text:style-name="T68">Self</text:span></text:p>
      <text:p text:style-name="P41"><text:span text:style-name="T2">Targets</text:span>: <text:span text:style-name="T68">Self</text:span></text:p>
      <text:p text:style-name="P41"/>
      <text:p text:style-name="P42">You magnify your voice to be heard at a distance. Your voice can be heard up to 2 km away.</text:p>
      <text:p text:style-name="P41"/>
      <text:p text:style-name="P41"><text:span text:style-name="T19">Heightened (+1):</text:span><text:span text:style-name="T22"> The maximum distance your voice can be heard increases by 1km.</text:span></text:p>
      <text:h text:style-name="Heading_20_2" text:outline-level="2"><text:bookmark-start text:name="__RefHeading___Toc18296_318188400"/><text:bookmark text:name="_1na1niheovkp"/>Daze<text:bookmark-end text:name="__RefHeading___Toc18296_318188400"/></text:h>
      <text:p text:style-name="P1"><text:span text:style-name="T2">Tags: </text:span>Neuroscience, <text:span text:style-name="T66">Mental</text:span></text:p>
      <text:p text:style-name="P1"><text:span text:style-name="T2">Classes: </text:span>Artificer, Augmented, Gravitarian</text:p>
      <text:p text:style-name="P1"><text:span text:style-name="T2">Performing time: </text:span>2 Actions</text:p>
      <text:p text:style-name="P1"><text:span text:style-name="T2">Save</text:span>: Basic Will</text:p>
      <text:p text:style-name="P1"><text:span text:style-name="T2">Duration: </text:span>Instantaneous</text:p>
      <text:p text:style-name="P1"><text:span text:style-name="T2">Range</text:span>: 9m</text:p>
      <text:p text:style-name="P1"><text:span text:style-name="T2">Targets</text:span>: 1 creature</text:p>
      <text:p text:style-name="P1"/>
      <text:p text:style-name="P2">You send out small waves that damage a creature's mind and possibly stuns it. <text:s/>On a failed save, the target takes 2d4 mental damage, and on a critical failure, the target is stunned 1.</text:p>
      <text:p text:style-name="P1"/>
      <text:p text:style-name="P1"><text:span text:style-name="T2">Heightened (+1):</text:span> The damage increases by 2d4</text:p>
      <text:h text:style-name="P26" text:outline-level="2"><text:bookmark-start text:name="__RefHeading___Toc18312_3181884008"/>Detect affliction<text:bookmark-end text:name="__RefHeading___Toc18312_3181884008"/></text:h>
      <text:p text:style-name="P78"><text:span text:style-name="T4">Tags</text:span>: Biology</text:p>
      <text:p text:style-name="P41"><text:span text:style-name="T2">Classes</text:span><text:span text:style-name="T26">: </text:span><text:span text:style-name="T34">Gravitarian</text:span></text:p>
      <text:p text:style-name="P41"><text:span text:style-name="T2">Performing tim</text:span><text:span text:style-name="T3">e</text:span><text:span text:style-name="T28">: 2 Actions</text:span></text:p>
      <text:p text:style-name="P41"><text:span text:style-name="T2">Duration</text:span><text:span text:style-name="T26">: </text:span><text:span text:style-name="T28">Instant</text:span><text:span text:style-name="T29">aneous</text:span></text:p>
      <text:p text:style-name="P41"><text:span text:style-name="T2">Range</text:span>: <text:span text:style-name="T51">9m</text:span></text:p>
      <text:p text:style-name="P41"><text:span text:style-name="T2">Targets</text:span>: <text:span text:style-name="T51">1 </text:span><text:span text:style-name="T68">creature</text:span></text:p>
      <text:p text:style-name="P41"/>
      <text:p text:style-name="P41"><text:span text:style-name="T68">You use the force to determine if the targeted creature is afflicted with a disease or a </text:span><text:soft-page-break/><text:span text:style-name="T68">poison. You learn the poison or disease’s name and it’s effects.</text:span></text:p>
      <text:h text:style-name="Heading_20_2" text:outline-level="2"><text:bookmark-start text:name="__RefHeading___Toc18298_318188400"/><text:bookmark text:name="_kbro3majdltt"/>Electric ar<text:span text:style-name="T61">c</text:span><text:bookmark-end text:name="__RefHeading___Toc18298_318188400"/></text:h>
      <text:p text:style-name="P1"><text:span text:style-name="T2">Tags: </text:span>Electronics, <text:span text:style-name="T66">Electric</text:span></text:p>
      <text:p text:style-name="P1"><text:span text:style-name="T2">Classes: </text:span>Artificer, Augmented, Gravitarian</text:p>
      <text:p text:style-name="P1"><text:span text:style-name="T2">Performing time: </text:span>2 Actions</text:p>
      <text:p text:style-name="P1"><text:span text:style-name="T2">Save</text:span>: Basic Reflex</text:p>
      <text:p text:style-name="P1"><text:span text:style-name="T2">Duration: </text:span>Instantaneous</text:p>
      <text:p text:style-name="P1"><text:span text:style-name="T2">Range</text:span>: 9m</text:p>
      <text:p text:style-name="P1"><text:span text:style-name="T2">Targets</text:span>: 1 or 2 creatures within 9 meters of each others and within range</text:p>
      <text:p text:style-name="P1"/>
      <text:p text:style-name="P1">An arc of lightning leaps from one target to another. <text:span text:style-name="T67">On a failure, the target takes 1d8 electric damage.</text:span></text:p>
      <text:p text:style-name="P1"/>
      <text:p text:style-name="P1"><text:span text:style-name="T2">Heightened (+1):</text:span> The damage increases by 2d8</text:p>
      <text:h text:style-name="P27" text:outline-level="2"><text:bookmark-start text:name="__RefHeading___Toc18312_31818840010"/>Gravitational shove<text:bookmark-end text:name="__RefHeading___Toc18312_31818840010"/></text:h>
      <text:p text:style-name="P79"><text:span text:style-name="T4">Tags</text:span>: <text:span text:style-name="T69">Physics</text:span></text:p>
      <text:p text:style-name="P44"><text:span text:style-name="T2">Classes</text:span><text:span text:style-name="T26">: </text:span><text:span text:style-name="T35">Gravitarian</text:span></text:p>
      <text:p text:style-name="P44"><text:span text:style-name="T2">Performing tim</text:span><text:span text:style-name="T3">e</text:span><text:span text:style-name="T28">: 2 Actions</text:span></text:p>
      <text:p text:style-name="P44"><text:span text:style-name="T2">Save</text:span>: <text:span text:style-name="T69">Strength</text:span></text:p>
      <text:p text:style-name="P44"><text:span text:style-name="T2">Duration</text:span><text:span text:style-name="T26">: </text:span><text:span text:style-name="T28">Instant</text:span><text:span text:style-name="T29">aneous</text:span></text:p>
      <text:p text:style-name="P44"><text:span text:style-name="T2">Range</text:span>: <text:span text:style-name="T69">3m emenation</text:span></text:p>
      <text:p text:style-name="P46">Targets<text:span text:style-name="T26">: Self</text:span></text:p>
      <text:p text:style-name="P44"/>
      <text:p text:style-name="P45">You push gravity outwards from you. On a failed save, a creature takes 1d6 damage and is pushed 3m away from you.</text:p>
      <text:p text:style-name="P44"/>
      <text:p text:style-name="P44"><text:span text:style-name="T2">Heightened (+1):</text:span> The damage increases by 2d<text:span text:style-name="T69">6</text:span></text:p>
      <text:h text:style-name="Heading_20_2" text:outline-level="2"><text:bookmark-start text:name="__RefHeading___Toc18300_318188400"/><text:bookmark text:name="_87pog9m6xg46"/>Illuminate<text:bookmark-end text:name="__RefHeading___Toc18300_318188400"/></text:h>
      <text:p text:style-name="P1"><text:span text:style-name="T2">Tags: </text:span>Chemistry, <text:span text:style-name="T66">Light</text:span></text:p>
      <text:p text:style-name="P1"><text:span text:style-name="T2">Classes: </text:span>Artificer, Augmented</text:p>
      <text:p text:style-name="P1"><text:span text:style-name="T2">Performing time: </text:span>2 Actions</text:p>
      <text:p text:style-name="P1"><text:span text:style-name="T2">Duration: </text:span>Until your next daily preparations</text:p>
      <text:p text:style-name="P1"><text:span text:style-name="T2">Range</text:span>: 9m</text:p>
      <text:p text:style-name="P1"><text:span text:style-name="T2">Targets</text:span>: 1 object</text:p>
      <text:p text:style-name="P1"/>
      <text:p text:style-name="P1"><text:soft-page-break/>You start a chemical reaction to make an object glow. The chosen object glows, casting bright light in a 6m radius (and dim light for the next 6m) like a torch. If you cast this trick again on a second object, the <text:span text:style-name="T24">illuminate</text:span> trick on the first object ends.</text:p>
      <text:h text:style-name="Heading_20_2" text:outline-level="2"><text:bookmark-start text:name="__RefHeading___Toc18302_318188400"/><text:bookmark text:name="_dp6vriufysd8"/>Inject virus<text:bookmark-end text:name="__RefHeading___Toc18302_318188400"/></text:h>
      <text:p text:style-name="P1"><text:span text:style-name="T2">Tags: </text:span>Biology, <text:span text:style-name="T66">Disease</text:span></text:p>
      <text:p text:style-name="P1"><text:span text:style-name="T2">Classes: </text:span>Artificer, Augmented</text:p>
      <text:p text:style-name="P1"><text:span text:style-name="T2">Performing time: </text:span>2 Actions</text:p>
      <text:p text:style-name="P1"><text:span text:style-name="T2">Save</text:span>: Fortitude</text:p>
      <text:p text:style-name="P1"><text:span text:style-name="T2">Duration: </text:span>Instantaneous</text:p>
      <text:p text:style-name="P1"><text:span text:style-name="T2">Range</text:span>: 9m</text:p>
      <text:p text:style-name="P1"><text:span text:style-name="T2">Targets</text:span>: 1 Creature</text:p>
      <text:p text:style-name="P1"/>
      <text:p text:style-name="P1">You inject a target with a harmful virus that rapidly spreads. On a failed save, the target is infect with a virus with the following effects: Stage1(1 round): Sickened 1, Stage2(1 round): Sickened 2, 2d4 poison damage, Stage3(1 round), Sickened 3, 2d4 poison damage.</text:p>
      <text:p text:style-name="P1"/>
      <text:p text:style-name="P1"><text:span text:style-name="T2">Heightened (+1):</text:span> The damage increases by 2d4</text:p>
      <text:h text:style-name="P21" text:outline-level="2"><text:bookmark-start text:name="__RefHeading___Toc18312_3181884001"/>Invent<text:bookmark-end text:name="__RefHeading___Toc18312_3181884001"/></text:h>
      <text:p text:style-name="P14"><text:span text:style-name="T4">Tags</text:span>: <text:span text:style-name="T63">Electronics, </text:span><text:span text:style-name="T66">Construction</text:span></text:p>
      <text:p text:style-name="P5"><text:span text:style-name="T2">Classes</text:span><text:span text:style-name="T26">: </text:span><text:span text:style-name="T28">Artificer</text:span></text:p>
      <text:p text:style-name="P5"><text:span text:style-name="T2">Performing tim</text:span><text:span text:style-name="T3">e</text:span><text:span text:style-name="T28">: 2 Actions</text:span></text:p>
      <text:p text:style-name="P5"><text:span text:style-name="T2">Duration</text:span><text:span text:style-name="T26">: </text:span><text:span text:style-name="T30">1 minute</text:span></text:p>
      <text:p text:style-name="P5"><text:span text:style-name="T2">Range</text:span>: <text:span text:style-name="T51">9m</text:span></text:p>
      <text:p text:style-name="P5"><text:span text:style-name="T2">Targets</text:span>: <text:span text:style-name="T51">1 </text:span><text:span text:style-name="T63">willing creature</text:span></text:p>
      <text:p text:style-name="P5"/>
      <text:p text:style-name="P6">You quickly create an invention, using whatever is at hand. The next time the creature makes a skill check, it gain a +1 <text:span text:style-name="T69">status </text:span>bonus to the roll.</text:p>
      <text:p text:style-name="P5"/>
      <text:p text:style-name="P5"><text:span text:style-name="T2">Heightened (</text:span><text:span text:style-name="T5">4th</text:span><text:span text:style-name="T2">):</text:span><text:span text:style-name="T26"> </text:span><text:span text:style-name="T30">The </text:span><text:span text:style-name="T35">status</text:span><text:span text:style-name="T30"> bonus increases to +2.</text:span></text:p>
      <text:h text:style-name="P26" text:outline-level="2"><text:bookmark-start text:name="__RefHeading___Toc18312_3181884009"/>Jump<text:bookmark-end text:name="__RefHeading___Toc18312_3181884009"/></text:h>
      <text:p text:style-name="P78"><text:span text:style-name="T4">Tags</text:span>: <text:span text:style-name="T68">Physics, Move</text:span></text:p>
      <text:p text:style-name="P41"><text:span text:style-name="T2">Classes</text:span><text:span text:style-name="T26">: </text:span><text:span text:style-name="T34">Gravitarian</text:span></text:p>
      <text:p text:style-name="P41"><text:span text:style-name="T2">Performing tim</text:span><text:span text:style-name="T3">e</text:span><text:span text:style-name="T28">: </text:span><text:span text:style-name="T34">1 </text:span><text:span text:style-name="T28">Action</text:span></text:p>
      <text:p text:style-name="P41"><text:span text:style-name="T2">Duration</text:span><text:span text:style-name="T26">: </text:span><text:span text:style-name="T28">Instant</text:span><text:span text:style-name="T29">aneous</text:span></text:p>
      <text:p text:style-name="P41"><text:soft-page-break/><text:span text:style-name="T2">Range</text:span>: <text:span text:style-name="T68">Self</text:span></text:p>
      <text:p text:style-name="P41"><text:span text:style-name="T2">Targets</text:span>: <text:span text:style-name="T68">Self</text:span></text:p>
      <text:p text:style-name="P41"/>
      <text:p text:style-name="P42">You make a quick, force-propelled jump. <text:span text:style-name="T69">You immediately move a distance of up to 9m in any direction.</text:span></text:p>
      <text:p text:style-name="P41"/>
      <text:p text:style-name="P41"><text:span text:style-name="T6">Heightened (+1):</text:span><text:span text:style-name="T30"> The d</text:span><text:span text:style-name="T35">istance you can jump increases by 1.5m.</text:span></text:p>
      <text:h text:style-name="P21" text:outline-level="2"><text:bookmark-start text:name="__RefHeading___Toc18312_3181884002"/>Manipulate gravity<text:bookmark-end text:name="__RefHeading___Toc18312_3181884002"/></text:h>
      <text:p text:style-name="P14"><text:span text:style-name="T4">Tags</text:span>: <text:span text:style-name="T63">Physics, </text:span><text:span text:style-name="T66">Gravity</text:span></text:p>
      <text:p text:style-name="P5"><text:span text:style-name="T2">Classes</text:span><text:span text:style-name="T26">: </text:span><text:span text:style-name="T28">Artificer, </text:span><text:span text:style-name="T30">Gravitarian</text:span></text:p>
      <text:p text:style-name="P5"><text:span text:style-name="T2">Performing tim</text:span><text:span text:style-name="T3">e</text:span><text:span text:style-name="T28">: 2 Actions</text:span></text:p>
      <text:p text:style-name="P5"><text:span text:style-name="T2">Duration</text:span><text:span text:style-name="T26">: </text:span><text:span text:style-name="T28">Instant</text:span><text:span text:style-name="T29">aneous</text:span></text:p>
      <text:p text:style-name="P5"><text:span text:style-name="T2">Range</text:span>: <text:span text:style-name="T51">9m</text:span></text:p>
      <text:p text:style-name="P5"><text:span text:style-name="T2">Targets</text:span>: <text:span text:style-name="T51">1 </text:span><text:span text:style-name="T63">unattended object weighting </text:span><text:span text:style-name="T64">5kg</text:span><text:span text:style-name="T63"> or less.</text:span></text:p>
      <text:p text:style-name="P5"/>
      <text:p text:style-name="P14"><text:span text:style-name="T55">You manipulate gravity to move a light object. When you perform the trick, </text:span><text:span text:style-name="T56">you can</text:span> mov<text:span text:style-name="T64">e</text:span> <text:span text:style-name="T64">the object </text:span>slowly up to <text:span text:style-name="T64">6m</text:span>. Because you're levitating the object, you can move it in any direction. When you Sustain the <text:span text:style-name="T64">Trick</text:span>, you can move the object an additional <text:span text:style-name="T64">6m</text:span>. If the object is in the air when the <text:span text:style-name="T64">trick</text:span> ends, the object falls.</text:p>
      <text:p text:style-name="P14"/>
      <text:p text:style-name="P77">This Trick doesn’t provoke opportunity attacks.</text:p>
      <text:p text:style-name="P5"/>
      <text:p text:style-name="P5"><text:span text:style-name="T6">Heightened (+1):</text:span><text:span text:style-name="T30"> The </text:span><text:span text:style-name="T31">weight you can lift increases by 5kg and the range increases by 3m.</text:span></text:p>
      <text:h text:style-name="P22" text:outline-level="2"><text:bookmark-start text:name="__RefHeading___Toc18312_3181884003"/>Message<text:bookmark-end text:name="__RefHeading___Toc18312_3181884003"/></text:h>
      <text:p text:style-name="P15"><text:span text:style-name="T4">Tags</text:span>: <text:span text:style-name="T64">Computer science</text:span></text:p>
      <text:p text:style-name="P7"><text:span text:style-name="T2">Classes</text:span><text:span text:style-name="T26">: </text:span><text:span text:style-name="T28">Artificer, </text:span><text:span text:style-name="T31">Gravitarian</text:span></text:p>
      <text:p text:style-name="P7"><text:span text:style-name="T2">Performing tim</text:span><text:span text:style-name="T3">e</text:span><text:span text:style-name="T28">: </text:span><text:span text:style-name="T31">1 </text:span><text:span text:style-name="T28">Action</text:span></text:p>
      <text:p text:style-name="P7"><text:span text:style-name="T2">Duration</text:span><text:span text:style-name="T26">: </text:span><text:span text:style-name="T28">Instant</text:span><text:span text:style-name="T29">aneous</text:span></text:p>
      <text:p text:style-name="P7"><text:span text:style-name="T2">Range</text:span>: <text:span text:style-name="T64">15m</text:span></text:p>
      <text:p text:style-name="P7"><text:span text:style-name="T2">Targets</text:span>: <text:span text:style-name="T51">1 </text:span><text:span text:style-name="T64">creature</text:span></text:p>
      <text:p text:style-name="P7"/>
      <text:p text:style-name="P8">You send a silent message to the chosen creature. The message can be up to 25 words and the receiving creature can spend a free action to immediately reply, following the same restrictions.</text:p>
      <text:p text:style-name="P8"/>
      <text:p text:style-name="P10">This Trick doesn’t provoke opportunity attacks.</text:p>
      <text:p text:style-name="P7"><text:soft-page-break/></text:p>
      <text:p text:style-name="P7"><text:span text:style-name="T7">Heightened (+1):</text:span><text:span text:style-name="T31"> The range increases by 3m.</text:span></text:p>
      <text:h text:style-name="P23" text:outline-level="2"><text:bookmark-start text:name="__RefHeading___Toc18312_3181884004"/>Predict defense<text:bookmark-end text:name="__RefHeading___Toc18312_3181884004"/></text:h>
      <text:p text:style-name="P16"><text:span text:style-name="T4">Tags</text:span>: <text:span text:style-name="T65">Mathematics, </text:span><text:span text:style-name="T66">Prediction</text:span></text:p>
      <text:p text:style-name="P9"><text:span text:style-name="T2">Classes</text:span><text:span text:style-name="T26">: </text:span><text:span text:style-name="T28">Artificer, </text:span><text:span text:style-name="T32">Gravitarian</text:span></text:p>
      <text:p text:style-name="P9"><text:span text:style-name="T2">Performing tim</text:span><text:span text:style-name="T3">e</text:span><text:span text:style-name="T28">: </text:span><text:span text:style-name="T32">1</text:span><text:span text:style-name="T28"> Action</text:span></text:p>
      <text:p text:style-name="P9"><text:span text:style-name="T2">Duration</text:span><text:span text:style-name="T26">: </text:span><text:span text:style-name="T32">Until the end of you next turn</text:span></text:p>
      <text:p text:style-name="P9"><text:span text:style-name="T2">Range</text:span>: <text:span text:style-name="T51">9m</text:span></text:p>
      <text:p text:style-name="P9"><text:span text:style-name="T2">Targets</text:span>: <text:span text:style-name="T51">1 </text:span><text:span text:style-name="T65">creature</text:span></text:p>
      <text:p text:style-name="P9"/>
      <text:p text:style-name="P10">You predict a creatures likely defense against your attack. The next time you make an attack or forces it to make a saving throw, <text:s/>it takes a -1 status bonus to AC, if it was an attack, or a -1 status penalty to its saving throw, if you forced it to make a saving throw.</text:p>
      <text:p text:style-name="P10"/>
      <text:p text:style-name="P10">This Trick doesn’t provoke opportunity attacks</text:p>
      <text:p text:style-name="P9"/>
      <text:p text:style-name="P9"><text:span text:style-name="T7">Heightened (</text:span><text:span text:style-name="T8">4th</text:span><text:span text:style-name="T7">):</text:span><text:span text:style-name="T31"> The </text:span><text:span text:style-name="T32">status penalty increases to -2</text:span></text:p>
      <text:h text:style-name="Heading_20_2" text:outline-level="2"><text:bookmark-start text:name="__RefHeading___Toc18304_318188400"/><text:bookmark text:name="_55g948cspub2"/>Produce <text:span text:style-name="T62">flame</text:span><text:bookmark-end text:name="__RefHeading___Toc18304_318188400"/></text:h>
      <text:p text:style-name="P1"><text:span text:style-name="T2">Tags: </text:span>Chemistry, <text:span text:style-name="T66">Fire</text:span></text:p>
      <text:p text:style-name="P1"><text:span text:style-name="T2">Classes: </text:span>Artificer, Augmented</text:p>
      <text:p text:style-name="P1"><text:span text:style-name="T2">Performing time: </text:span>2 Actions</text:p>
      <text:p text:style-name="P1"><text:span text:style-name="T2">Save</text:span>: Basic Reflex</text:p>
      <text:p text:style-name="P1"><text:span text:style-name="T2">Duration: </text:span>Up to 1 minute.</text:p>
      <text:p text:style-name="P1"><text:span text:style-name="T2">Range</text:span>: 12m</text:p>
      <text:p text:style-name="P1"><text:span text:style-name="T2">Targets</text:span>: 1 target</text:p>
      <text:p text:style-name="P1"/>
      <text:p text:style-name="P1">You light a small flame to launch at creatures or create light. When you perform this Trick you can either choose to immediately attack with the flame or to hold it. If you choose to attack, it deals 1d10 damage on a failed save. If you hold it, it sheds bright light in a 4.5m radius circle (and an additional 4.5m of dim light after that). At any point while holding the flame, you can attack with it, as if you had immediately attacked.</text:p>
      <text:p text:style-name="P1"/>
      <text:p text:style-name="P1"><text:span text:style-name="T2">Heightened (+1):</text:span> The damage increases by 2d10</text:p>
      <text:h text:style-name="Heading_20_2" text:outline-level="2"><text:bookmark-start text:name="__RefHeading___Toc18306_318188400"/><text:bookmark text:name="_ik6k89nx0jrf"/>Launch liquid nitrogen<text:bookmark-end text:name="__RefHeading___Toc18306_318188400"/></text:h>
      <text:p text:style-name="P1"><text:span text:style-name="T2">Tags: </text:span>Chemistry, <text:span text:style-name="T66">Cold</text:span></text:p>
      <text:p text:style-name="P1"><text:soft-page-break/><text:span text:style-name="T2">Classes: </text:span>Artificer</text:p>
      <text:p text:style-name="P1"><text:span text:style-name="T2">Performing time: </text:span>2 Actions</text:p>
      <text:p text:style-name="P1"><text:span text:style-name="T2">Save</text:span>: Basic Fortitude</text:p>
      <text:p text:style-name="P1"><text:span text:style-name="T2">Duration: </text:span>1 minute</text:p>
      <text:p text:style-name="P1"><text:span text:style-name="T2">Range</text:span>: 6m</text:p>
      <text:p text:style-name="P1"><text:span text:style-name="T2">Targets</text:span>: 1 target</text:p>
      <text:p text:style-name="P1"/>
      <text:p text:style-name="P1">You launch liquid nitrogen to freeze a creature or damage an object. On a failed save, the target takes 1d8 damage and 1 persistent damage and its speed is reduced by 1.5 meters. On a critical failure, the target’s speed is reduced by 3 meters instead.</text:p>
      <text:p text:style-name="P1"/>
      <text:p text:style-name="P1"><text:span text:style-name="T2">Heightened (+1):</text:span> The damage increases by 2d8</text:p>
      <text:h text:style-name="P27" text:outline-level="2"><text:bookmark-start text:name="__RefHeading___Toc18312_31818840011"/>Scatter scree<text:bookmark-end text:name="__RefHeading___Toc18312_31818840011"/></text:h>
      <text:p text:style-name="P79"><text:span text:style-name="T4">Tags</text:span>: <text:span text:style-name="T69">Physics</text:span></text:p>
      <text:p text:style-name="P44"><text:span text:style-name="T2">Classes</text:span><text:span text:style-name="T26">: </text:span><text:span text:style-name="T35">Gravitarian</text:span></text:p>
      <text:p text:style-name="P44"><text:span text:style-name="T2">Performing tim</text:span><text:span text:style-name="T3">e</text:span><text:span text:style-name="T28">: 2 Actions</text:span></text:p>
      <text:p text:style-name="P44"><text:span text:style-name="T2">Save</text:span>: <text:span text:style-name="T70">Basic </text:span><text:span text:style-name="T69">Reflex</text:span></text:p>
      <text:p text:style-name="P44"><text:span text:style-name="T2">Duration</text:span><text:span text:style-name="T26">: </text:span><text:span text:style-name="T28">Instant</text:span><text:span text:style-name="T29">aneous</text:span></text:p>
      <text:p text:style-name="P44"><text:span text:style-name="T2">Range</text:span>: <text:span text:style-name="T70">6m cone</text:span></text:p>
      <text:p text:style-name="P44"><text:span text:style-name="T2">Targets</text:span>: <text:span text:style-name="T51">1 target</text:span></text:p>
      <text:p text:style-name="P44"/>
      <text:p text:style-name="P52">You raise rocks from the ground to launch at your foes. Each creature fails its save and unattended objects takes 1d6 bludgeoning damage. After you perform the trick, the area becomes difficult terrain until cleared.</text:p>
      <text:p text:style-name="P44"/>
      <text:p text:style-name="P44"><text:span text:style-name="T2">Heightened (+1):</text:span> The damage increases by 2d<text:span text:style-name="T70">6</text:span></text:p>
      <text:h text:style-name="P24" text:outline-level="2"><text:bookmark-start text:name="__RefHeading___Toc18308_318188400"/><text:bookmark text:name="_cmr5rc47l0di1"/>Shield<text:bookmark-end text:name="__RefHeading___Toc18308_318188400"/></text:h>
      <text:p text:style-name="P3"><text:span text:style-name="T2">Tags: </text:span><text:span text:style-name="T27">Physics</text:span></text:p>
      <text:p text:style-name="P3"><text:span text:style-name="T2">Classes: </text:span><text:span text:style-name="T27">Artificer, Augmented</text:span></text:p>
      <text:p text:style-name="P3"><text:span text:style-name="T2">Performing time:</text:span><text:span text:style-name="T26"> </text:span><text:span text:style-name="T27">1 action</text:span></text:p>
      <text:p text:style-name="P3"><text:span text:style-name="T2">Duration:</text:span><text:span text:style-name="T26"> </text:span><text:span text:style-name="T28">Until the start of your next turn</text:span></text:p>
      <text:p text:style-name="P3"><text:span text:style-name="T2">Range</text:span>: <text:span text:style-name="T25">Self</text:span></text:p>
      <text:p text:style-name="P3"><text:span text:style-name="T2">Targets</text:span>: <text:span text:style-name="T25">Self</text:span></text:p>
      <text:p text:style-name="P3"/>
      <text:p text:style-name="P11"><text:bookmark text:name="ctl00_RadDrawer1_Content_MainContent_DetailedOutput"/><text:span text:style-name="T57">You create a specifically augmented shield. </text:span><text:span text:style-name="T52">While the </text:span><text:span text:style-name="T57">trick</text:span><text:span text:style-name="T52"> is in effect, you can use the </text:span><text:a xlink:type="simple" xlink:href="https://2e.aonprd.com/Feats.aspx?ID=839" text:style-name="Internet_20_link" text:visited-style-name="Visited_20_Internet_20_Link"><text:span text:style-name="T53">Shield Block</text:span></text:a><text:span text:style-name="T52"> reaction with your shield. The shield has Hardness </text:span><text:span text:style-name="T54">8</text:span><text:span text:style-name="T52">. After you use Shield Block, the trick ends and you can't cast it again for 10 minutes. </text:span></text:p>
      <text:p text:style-name="P3"><text:soft-page-break/></text:p>
      <text:p text:style-name="P3"><text:span text:style-name="T2">Heightened (+1):</text:span> The <text:span text:style-name="T25">hardness increases by </text:span><text:span text:style-name="T51">8</text:span></text:p>
      <text:h text:style-name="Heading_20_2" text:outline-level="2"><text:bookmark-start text:name="__RefHeading___Toc18310_318188400"/>Shining drones<text:tab/><text:tab/><text:bookmark-end text:name="__RefHeading___Toc18310_318188400"/></text:h>
      <text:p text:style-name="P4"><text:span text:style-name="T2">Tags</text:span><text:span text:style-name="T26">: </text:span><text:span text:style-name="T29">Robotics</text:span></text:p>
      <text:p text:style-name="P4"><text:span text:style-name="T2">Classes</text:span><text:span text:style-name="T26">: </text:span><text:span text:style-name="T28">Artificer</text:span></text:p>
      <text:p text:style-name="P4"><text:span text:style-name="T2">Performing tim</text:span><text:span text:style-name="T3">e</text:span><text:span text:style-name="T28">: 2 Actions</text:span></text:p>
      <text:p text:style-name="P4"><text:span text:style-name="T2">Duration</text:span><text:span text:style-name="T26">: </text:span><text:span text:style-name="T29">1 minute</text:span></text:p>
      <text:p text:style-name="P4"><text:span text:style-name="T2">Range</text:span>: <text:span text:style-name="T60">6</text:span><text:span text:style-name="T51">m</text:span></text:p>
      <text:p text:style-name="P4"/>
      <text:p text:style-name="P4"><text:bookmark text:name="ctl00_RadDrawer1_Content_MainContent_DetailedOutput1"/>You create up to four floating lights, no two of which are more than <text:span text:style-name="T60">3m</text:span> apart. Each sheds <text:span text:style-name="T60">bright light for 6m and dim light for an additional 6m</text:span>. When you <text:span text:style-name="T60">cast the trick and when you</text:span> Sustain the Trick, you can move any number of lights up to <text:span text:style-name="T60">12m</text:span>. <text:span text:style-name="T60">You must choose the same direction for all drones you move. </text:span>Each light must remain within <text:span text:style-name="T60">24m of you at any time, or stop working.</text:span></text:p>
      <text:h text:style-name="P28" text:outline-level="2"><text:bookmark-start text:name="__RefHeading___Toc18312_31818840012"/>Stabilize<text:bookmark-end text:name="__RefHeading___Toc18312_31818840012"/></text:h>
      <text:p text:style-name="P80"><text:span text:style-name="T4">Tags</text:span>: Biology</text:p>
      <text:p text:style-name="P54"><text:span text:style-name="T2">Classes</text:span><text:span text:style-name="T26">: </text:span><text:span text:style-name="T36">Gravitarian</text:span></text:p>
      <text:p text:style-name="P54"><text:span text:style-name="T2">Performing tim</text:span><text:span text:style-name="T3">e</text:span><text:span text:style-name="T28">: 2 Actions</text:span></text:p>
      <text:p text:style-name="P54"><text:span text:style-name="T2">Duration</text:span><text:span text:style-name="T26">: </text:span><text:span text:style-name="T28">Instant</text:span><text:span text:style-name="T29">aneous</text:span></text:p>
      <text:p text:style-name="P54"><text:span text:style-name="T2">Range</text:span>: <text:span text:style-name="T51">9m</text:span></text:p>
      <text:p text:style-name="P54"><text:span text:style-name="T2">Targets</text:span>: <text:span text:style-name="T51">1 </text:span><text:span text:style-name="T71">dying creature</text:span></text:p>
      <text:p text:style-name="P54"/>
      <text:p text:style-name="P81"><text:span text:style-name="T58">You use the force to stabilize life-threatening wounds. </text:span>The target loses the dying condition, though it remains unconscious at 0 Hit Points.</text:p>
      <text:h text:style-name="P20" text:outline-level="1"><text:bookmark-start text:name="__RefHeading___Toc4505_3796725080"/>1st Level Tricks<text:bookmark-end text:name="__RefHeading___Toc4505_3796725080"/></text:h>
      <text:h text:style-name="P28" text:outline-level="2"><text:bookmark-start text:name="__RefHeading___Toc18312_31818840013"/>Activate parachute<text:bookmark-end text:name="__RefHeading___Toc18312_31818840013"/></text:h>
      <text:p text:style-name="P81"><text:span text:style-name="T4">Tags</text:span>: <text:span text:style-name="T71">Physics</text:span></text:p>
      <text:p text:style-name="P56"><text:span text:style-name="T2">Classes</text:span><text:span text:style-name="T26">: </text:span><text:span text:style-name="T28">Artificer, </text:span><text:span text:style-name="T36">Gravitarian</text:span></text:p>
      <text:p text:style-name="P56"><text:span text:style-name="T2">Performing tim</text:span><text:span text:style-name="T3">e</text:span><text:span text:style-name="T28">: </text:span><text:span text:style-name="T36">1 Reaction (When a creature starts falling)</text:span></text:p>
      <text:p text:style-name="P56"><text:span text:style-name="T2">Duration</text:span><text:span text:style-name="T26">: </text:span><text:span text:style-name="T36">Until the target reaches the ground</text:span></text:p>
      <text:p text:style-name="P56"><text:span text:style-name="T2">Range</text:span>: <text:span text:style-name="T71">12m</text:span></text:p>
      <text:p text:style-name="P56"><text:span text:style-name="T2">Targets</text:span>: <text:span text:style-name="T51">1 </text:span><text:span text:style-name="T71">willing </text:span><text:span text:style-name="T51">target</text:span></text:p>
      <text:p text:style-name="P56"/>
      <text:p text:style-name="P55">You give or throw a parachute to a falling target. It descend at a rate of 12m per turn <text:soft-page-break/>and takes no damage from falling.</text:p>
      <text:h text:style-name="P28" text:outline-level="2"><text:bookmark-start text:name="__RefHeading___Toc18312_31818840014"/>Anticipate peril<text:bookmark-end text:name="__RefHeading___Toc18312_31818840014"/></text:h>
      <text:p text:style-name="P81"><text:span text:style-name="T4">Tags</text:span>: <text:span text:style-name="T71">Mathematics</text:span></text:p>
      <text:p text:style-name="P56"><text:span text:style-name="T2">Classes</text:span><text:span text:style-name="T26">: </text:span><text:span text:style-name="T28">Artificer, </text:span><text:span text:style-name="T36">Gravitarian</text:span></text:p>
      <text:p text:style-name="P56"><text:span text:style-name="T2">Performing tim</text:span><text:span text:style-name="T3">e</text:span><text:span text:style-name="T28">: 2 Actions</text:span></text:p>
      <text:p text:style-name="P56"><text:span text:style-name="T2">Duration</text:span><text:span text:style-name="T26">: </text:span><text:span text:style-name="T28">Instant</text:span><text:span text:style-name="T29">aneous</text:span></text:p>
      <text:p text:style-name="P56"><text:span text:style-name="T2">Range</text:span>: <text:span text:style-name="T73">Self</text:span></text:p>
      <text:p text:style-name="P56"><text:span text:style-name="T2">Targets</text:span>: <text:span text:style-name="T73">Self</text:span></text:p>
      <text:p text:style-name="P56"/>
      <text:p text:style-name="P57">You anticipate the most likely events that will happen in the next 10 minutes. You gain a <text:s/>+2 status bonus to initiative rolls for the duration.</text:p>
      <text:p text:style-name="P56"/>
      <text:p text:style-name="P56"><text:span text:style-name="T2">Heightened (+1):</text:span> The <text:span text:style-name="T73">bonus increases by 1.</text:span></text:p>
      <text:h text:style-name="P29" text:outline-level="2"><text:bookmark-start text:name="__RefHeading___Toc18312_31818840015"/>Alarm<text:bookmark-end text:name="__RefHeading___Toc18312_31818840015"/></text:h>
      <text:p text:style-name="P82"><text:span text:style-name="T4">Tags</text:span>: <text:span text:style-name="T73">Robotics</text:span></text:p>
      <text:p text:style-name="P58"><text:span text:style-name="T2">Classes</text:span><text:span text:style-name="T26">: </text:span><text:span text:style-name="T28">Artificer</text:span></text:p>
      <text:p text:style-name="P58"><text:span text:style-name="T2">Performing tim</text:span><text:span text:style-name="T3">e</text:span><text:span text:style-name="T28">: </text:span><text:span text:style-name="T37">1 Minute</text:span></text:p>
      <text:p text:style-name="P58"><text:span text:style-name="T2">Duration</text:span><text:span text:style-name="T26">: </text:span><text:span text:style-name="T37">8 hours</text:span></text:p>
      <text:p text:style-name="P58"><text:span text:style-name="T2">Range</text:span>: <text:span text:style-name="T73">12m</text:span></text:p>
      <text:p text:style-name="P58"/>
      <text:p text:style-name="P57">You set up a small camera that alerts you when a trigger occurs. When you perform this trick, you must specify a trigger the camera will alert you on. The camera has avoidable precise color vision. When the trigger occurs, the camera either rings loudly, or send a message to a technological device chosen when you performed this Trick (Your choice if it rings, or sends a message, chosen when you performed this trick).</text:p>
      <text:p text:style-name="P58"/>
      <text:p text:style-name="P58"><text:span text:style-name="T2">Heightened (</text:span><text:span text:style-name="T15">2nd</text:span><text:span text:style-name="T2">):</text:span> The <text:span text:style-name="T73">camera gain infrared vision and imprecise avoidable hearing.</text:span></text:p>
      <text:h text:style-name="P29" text:outline-level="2"><text:bookmark-start text:name="__RefHeading___Toc18312_31818840016"/>Burning liquid<text:bookmark-end text:name="__RefHeading___Toc18312_31818840016"/></text:h>
      <text:p text:style-name="P82"><text:span text:style-name="T4">Tags</text:span>: <text:span text:style-name="T73">Chemistry</text:span></text:p>
      <text:p text:style-name="P58"><text:span text:style-name="T2">Classes</text:span><text:span text:style-name="T26">: </text:span><text:span text:style-name="T28">Artificer, </text:span><text:span text:style-name="T37">Augmented</text:span></text:p>
      <text:p text:style-name="P58"><text:span text:style-name="T2">Performing tim</text:span><text:span text:style-name="T3">e</text:span><text:span text:style-name="T28">: 2 Actions</text:span></text:p>
      <text:p text:style-name="P58"><text:span text:style-name="T2">Save</text:span>: <text:span text:style-name="T73">Basic Reflex</text:span></text:p>
      <text:p text:style-name="P58"><text:span text:style-name="T2">Duration</text:span><text:span text:style-name="T26">: </text:span><text:span text:style-name="T28">Instant</text:span><text:span text:style-name="T29">aneous</text:span></text:p>
      <text:p text:style-name="P58"><text:span text:style-name="T2">Range</text:span>: <text:span text:style-name="T73">6m cone</text:span></text:p>
      <text:p text:style-name="P58"/>
      <text:p text:style-name="P57"><text:soft-page-break/>You cast out burning liquid on your foes. Each foe that fails it save takes 4d8 fire damage and 2d8 persistent fire. As normal, do not double the persistent fire damage on a critical failure.</text:p>
      <text:p text:style-name="P58"/>
      <text:p text:style-name="P58"><text:span text:style-name="T2">Heightened (+1):</text:span> The <text:span text:style-name="T73">fire damage increases by 4d8, and the persistent fire damage increases by 2d8.</text:span></text:p>
      <text:h text:style-name="P29" text:outline-level="2"><text:bookmark-start text:name="__RefHeading___Toc18312_31818840017"/>Calculate optimal attack<text:bookmark-end text:name="__RefHeading___Toc18312_31818840017"/></text:h>
      <text:p text:style-name="P82"><text:span text:style-name="T4">Tags</text:span>: <text:span text:style-name="T73">Mathematics</text:span></text:p>
      <text:p text:style-name="P58"><text:span text:style-name="T2">Classes</text:span><text:span text:style-name="T26">: </text:span><text:span text:style-name="T28">Artificer, </text:span><text:span text:style-name="T37">Gravitarian</text:span></text:p>
      <text:p text:style-name="P58"><text:span text:style-name="T2">Performing tim</text:span><text:span text:style-name="T3">e</text:span><text:span text:style-name="T28">: 2 Actions</text:span></text:p>
      <text:p text:style-name="P58"><text:span text:style-name="T2">Duration</text:span><text:span text:style-name="T26">: </text:span><text:span text:style-name="T28">Instant</text:span><text:span text:style-name="T29">aneous</text:span></text:p>
      <text:p text:style-name="P58"><text:span text:style-name="T2">Range</text:span>: <text:span text:style-name="T51">9m</text:span></text:p>
      <text:p text:style-name="P58"><text:span text:style-name="T2">Targets</text:span>: <text:span text:style-name="T51">1 target</text:span></text:p>
      <text:p text:style-name="P58"/>
      <text:p text:style-name="P83"><text:span text:style-name="T59">You calculate the optimal attack path to </text:span><text:bookmark text:name="ctl00_RadDrawer1_Content_MainContent_DetailedOutput4"/>ensure your next blow strikes true. The next time you make an attack roll before the end of your turn, roll the attack twice and use the better result. The attack ignores circumstance penalties to the attack roll and any flat check required due to the target being concealed or hidden.</text:p>
      <text:p text:style-name="P83"/>
      <text:p text:style-name="P83"><text:span text:style-name="T74">This trick doesn’t provoke opportunity attacks.</text:span></text:p>
      <text:h text:style-name="P30" text:outline-level="2"><text:bookmark-start text:name="__RefHeading___Toc18312_31818840018"/>Charging weapon<text:bookmark-end text:name="__RefHeading___Toc18312_31818840018"/></text:h>
      <text:p text:style-name="P83"><text:span text:style-name="T4">Tags</text:span>: <text:span text:style-name="T74">Electronics</text:span></text:p>
      <text:p text:style-name="P60"><text:span text:style-name="T2">Classes</text:span><text:span text:style-name="T26">: </text:span><text:span text:style-name="T28">Artific</text:span><text:span text:style-name="T38">er</text:span></text:p>
      <text:p text:style-name="P60"><text:span text:style-name="T2">Performing tim</text:span><text:span text:style-name="T3">e</text:span><text:span text:style-name="T28">: 2 Actions</text:span></text:p>
      <text:p text:style-name="P60"><text:span text:style-name="T2">Duration</text:span><text:span text:style-name="T26">: </text:span><text:span text:style-name="T38">1 minute</text:span></text:p>
      <text:p text:style-name="P60"><text:span text:style-name="T2">Range</text:span>: <text:span text:style-name="T51">9m</text:span></text:p>
      <text:p text:style-name="P60"><text:span text:style-name="T2">Targets</text:span>: <text:span text:style-name="T51">1 </text:span><text:span text:style-name="T74">weapon</text:span></text:p>
      <text:p text:style-name="P60"/>
      <text:p text:style-name="P59">You create an advanced system that lets to use the energy the weapon creates to deal lightning damage. The chosen weapon deals an additional 1d10 electric damage on a successful Strike.</text:p>
      <text:p text:style-name="P60"/>
      <text:p text:style-name="P60"><text:span text:style-name="T2">Heightened (+1):</text:span> The damage increases by <text:span text:style-name="T74">1d10.</text:span></text:p>
      <text:h text:style-name="P30" text:outline-level="2"><text:bookmark-start text:name="__RefHeading___Toc18312_31818840019"/>Charm<text:bookmark-end text:name="__RefHeading___Toc18312_31818840019"/></text:h>
      <text:p text:style-name="P83"><text:span text:style-name="T4">Tags</text:span>: <text:span text:style-name="T74">Neuroscience</text:span></text:p>
      <text:p text:style-name="P60"><text:soft-page-break/><text:span text:style-name="T2">Classes</text:span><text:span text:style-name="T26">: </text:span><text:span text:style-name="T28">Artificer, </text:span><text:span text:style-name="T38">Augmented, Gravitari</text:span><text:span text:style-name="T39">e</text:span><text:span text:style-name="T38">n</text:span></text:p>
      <text:p text:style-name="P60"><text:span text:style-name="T2">Performing tim</text:span><text:span text:style-name="T3">e</text:span><text:span text:style-name="T28">: 2 Actions</text:span></text:p>
      <text:p text:style-name="P60"><text:span text:style-name="T2">Save</text:span>: <text:span text:style-name="T74">Will</text:span></text:p>
      <text:p text:style-name="P60"><text:span text:style-name="T2">Duration</text:span><text:span text:style-name="T26">: </text:span><text:span text:style-name="T39">1 hour</text:span></text:p>
      <text:p text:style-name="P60"><text:span text:style-name="T2">Range</text:span>: <text:span text:style-name="T51">9m</text:span></text:p>
      <text:p text:style-name="P60"><text:span text:style-name="T2">Targets</text:span>: <text:span text:style-name="T51">1 target</text:span></text:p>
      <text:p text:style-name="P60"/>
      <text:p text:style-name="P60"><text:bookmark text:name="ctl00_RadDrawer1_Content_MainContent_DetailedOutput5"/>To the target, your words are honey and your visage seems bathed in a dreamy haze. It must attempt a Will save, with a +4 circumstance bonus if you or your allies recently threatened it or used hostile actions against it.<text:line-break/><text:line-break/>You can Dismiss the trick. If you use hostile actions against the target, the trick ends. When the trick ends, the target doesn't necessarily realize it was charmed unless its friendship with you or the actions you convinced it to take clash with its expectations, meaning you could potentially convince the target to continue being your friend via mundane means.<text:line-break/><text:line-break/><text:span text:style-name="T1">Critical Success</text:span> The target is unaffected and aware you tried to charm it.<text:line-break/><text:span text:style-name="T1">Success</text:span> The target is unaffected but thinks your trick was something harmless instead of <text:span text:style-name="T23">charm</text:span>, unless it identifies the trick (see <text:a xlink:type="simple" xlink:href="https://2e.aonprd.com/Rules.aspx?ID=298" text:style-name="Internet_20_link" text:visited-style-name="Visited_20_Internet_20_Link"><text:span text:style-name="T76">Identifying Tricks</text:span></text:a>).<text:line-break/><text:span text:style-name="T1">Failure</text:span> The target's attitude becomes friendly toward you. If it was friendly, it becomes helpful. It can't use hostile actions against you.<text:line-break/><text:span text:style-name="T1">Critical Failure</text:span> The target's attitude becomes helpful toward you, and it can't use hostile actions against you.</text:p>
      <text:p text:style-name="P60"/>
      <text:p text:style-name="P60"><text:span text:style-name="T2">Heightened (</text:span><text:span text:style-name="T16">3rd</text:span><text:span text:style-name="T2">):</text:span> The <text:span text:style-name="T75">duration is the next time you make your daily preparations instead.</text:span></text:p>
      <text:p text:style-name="P61"><text:span text:style-name="T2">Heightened (</text:span><text:span text:style-name="T16">5th</text:span><text:span text:style-name="T2">): </text:span><text:span text:style-name="T26">The </text:span><text:span text:style-name="T39">duration is the next time you make your daily preparations instead and you can target up to 10 creatures.</text:span></text:p>
      <text:h text:style-name="P31" text:outline-level="2"><text:bookmark-start text:name="__RefHeading___Toc18312_31818840020"/>Chilling spray<text:bookmark-end text:name="__RefHeading___Toc18312_31818840020"/></text:h>
      <text:p text:style-name="P84"><text:span text:style-name="T4">Tags</text:span>: <text:span text:style-name="T75">Chemistry</text:span></text:p>
      <text:p text:style-name="P61"><text:span text:style-name="T2">Classes</text:span><text:span text:style-name="T26">: </text:span><text:span text:style-name="T28">Artificer, </text:span><text:span text:style-name="T39">Augmented</text:span></text:p>
      <text:p text:style-name="P61"><text:span text:style-name="T2">Performing tim</text:span><text:span text:style-name="T3">e</text:span><text:span text:style-name="T28">: 2 Actions</text:span></text:p>
      <text:p text:style-name="P61"><text:span text:style-name="T2">Save</text:span>: <text:span text:style-name="T75">Basic Reflex</text:span></text:p>
      <text:p text:style-name="P61"><text:span text:style-name="T2">Duration</text:span><text:span text:style-name="T26">: </text:span><text:span text:style-name="T39">1 minute</text:span></text:p>
      <text:p text:style-name="P61"><text:span text:style-name="T2">Range</text:span>: <text:span text:style-name="T89">12</text:span><text:span text:style-name="T51">m</text:span></text:p>
      <text:p text:style-name="P61"><text:span text:style-name="T2">Targets</text:span>: <text:span text:style-name="T51">1 </text:span><text:span text:style-name="T75">target</text:span></text:p>
      <text:p text:style-name="P61"/>
      <text:p text:style-name="P62">You spray out cold gas on a foe within range. On a failed save, the target takes 4d12 <text:soft-page-break/>cold damage and it takes a status penalty to its speeds equal to 3m, or 6m, on a critical failure.</text:p>
      <text:p text:style-name="P61"/>
      <text:p text:style-name="P61"><text:span text:style-name="T9">Heightened (+1):</text:span><text:span text:style-name="T39"> The damage increases by 4d12 and the status penalty increases by 1.5 meters (or 3m on a critical failure).</text:span></text:p>
      <text:h text:style-name="P31" text:outline-level="2"><text:bookmark-start text:name="__RefHeading___Toc18312_31818840021"/>Command<text:bookmark-end text:name="__RefHeading___Toc18312_31818840021"/></text:h>
      <text:p text:style-name="P84"><text:span text:style-name="T4">Tags</text:span>: <text:span text:style-name="T75">Neuroscience</text:span></text:p>
      <text:p text:style-name="P61"><text:span text:style-name="T2">Classes</text:span><text:span text:style-name="T26">: </text:span><text:span text:style-name="T28">Artificer, </text:span><text:span text:style-name="T39">Gravitarian</text:span></text:p>
      <text:p text:style-name="P61"><text:span text:style-name="T2">Performing tim</text:span><text:span text:style-name="T3">e</text:span><text:span text:style-name="T28">: 2 Actions</text:span></text:p>
      <text:p text:style-name="P61"><text:span text:style-name="T2">Save</text:span>: <text:span text:style-name="T75">Will</text:span></text:p>
      <text:p text:style-name="P61"><text:span text:style-name="T2">Duration</text:span><text:span text:style-name="T26">: </text:span><text:span text:style-name="T40">Until the end of the target’s next turn</text:span></text:p>
      <text:p text:style-name="P61"><text:span text:style-name="T2">Range</text:span>: <text:span text:style-name="T51">9m</text:span></text:p>
      <text:p text:style-name="P61"><text:span text:style-name="T2">Targets</text:span>: <text:span text:style-name="T51">1 target</text:span></text:p>
      <text:p text:style-name="P61"/>
      <text:p text:style-name="P61"><text:bookmark text:name="ctl00_RadDrawer1_Content_MainContent_DetailedOutput6"/>You shout a command that's hard to ignore. You can command the target to approach you, run away (as if it had the fleeing condition), release what it's holding, drop prone, or stand in place. It can't Delay or take any reactions until it has obeyed your command. The effects depend on the target's Will save.</text:p>
      <text:p text:style-name="P61"><text:bookmark text:name="ctl00_RadDrawer1_Content_MainContent_DetailedOutput7"/><text:line-break/><text:span text:style-name="T1">Success</text:span> The creature is unaffected.<text:line-break/><text:span text:style-name="T1">Failure</text:span> For the first action on its next turn, the creature must use a single action to do as you command.<text:line-break/><text:span text:style-name="T1">Critical Failure</text:span> The target must use all its actions on its next turn to obey your command.</text:p>
      <text:p text:style-name="P61"/>
      <text:p text:style-name="P61"><text:span text:style-name="T9">Heightened (</text:span><text:span text:style-name="T10">3rd</text:span><text:span text:style-name="T9">):</text:span><text:span text:style-name="T39"> </text:span><text:span text:style-name="T40">You can target up to 10 creatures instead.</text:span></text:p>
      <text:h text:style-name="P32" text:outline-level="2"><text:bookmark-start text:name="__RefHeading___Toc18312_31818840022"/>Construct drone<text:bookmark-end text:name="__RefHeading___Toc18312_31818840022"/></text:h>
      <text:p text:style-name="P85"><text:span text:style-name="T4">Tags</text:span>: <text:span text:style-name="T78">Robotics</text:span></text:p>
      <text:p text:style-name="P63"><text:span text:style-name="T2">Classes</text:span><text:span text:style-name="T26">: </text:span><text:span text:style-name="T28">Artificer</text:span></text:p>
      <text:p text:style-name="P63"><text:span text:style-name="T2">Performing tim</text:span><text:span text:style-name="T3">e</text:span><text:span text:style-name="T28">: 2 Actions</text:span></text:p>
      <text:p text:style-name="P63"><text:span text:style-name="T2">Duration</text:span><text:span text:style-name="T26">: </text:span><text:span text:style-name="T41">1 minute</text:span></text:p>
      <text:p text:style-name="P63"><text:span text:style-name="T2">Range</text:span>: <text:span text:style-name="T51">9m</text:span></text:p>
      <text:p text:style-name="P63"><text:span text:style-name="T2">Targets</text:span>: <text:span text:style-name="T51">1 target</text:span></text:p>
      <text:p text:style-name="P63"/>
      <text:p text:style-name="P63"><text:bookmark text:name="ctl00_RadDrawer1_Content_MainContent_DetailedOutput8"/>You <text:span text:style-name="T79">create</text:span> a common creature that has the <text:span text:style-name="T77">drone</text:span> trait and whose level is <text:span text:style-name="T79">0</text:span>, such as those below. Heightening the spell increases the maximum level of creature you can summon.</text:p>
      <text:p text:style-name="P63"><text:soft-page-break/></text:p>
      <text:p text:style-name="P63"><text:span text:style-name="T10">Heightened (</text:span><text:span text:style-name="T11">2nd</text:span><text:span text:style-name="T10">):</text:span><text:span text:style-name="T40"> </text:span><text:span text:style-name="T41">Level 3</text:span></text:p>
      <text:p text:style-name="P64"><text:span text:style-name="T10">Heightened (</text:span><text:span text:style-name="T12">3rd</text:span><text:span text:style-name="T10">):</text:span><text:span text:style-name="T40"> </text:span><text:span text:style-name="T41">Level </text:span><text:span text:style-name="T42">5</text:span></text:p>
      <text:p text:style-name="P65"><text:span text:style-name="T10">Heightened (</text:span><text:span text:style-name="T13">4th)</text:span><text:span text:style-name="T10">:</text:span><text:span text:style-name="T40"> </text:span><text:span text:style-name="T41">Level </text:span><text:span text:style-name="T42">9</text:span></text:p>
      <text:p text:style-name="P65"><text:span text:style-name="T10">Heightened (</text:span><text:span text:style-name="T13">5th</text:span><text:span text:style-name="T10">):</text:span><text:span text:style-name="T40"> </text:span><text:span text:style-name="T41">Level </text:span><text:span text:style-name="T42">12</text:span></text:p>
      <text:p text:style-name="P65"><text:span text:style-name="T10">Heightened (</text:span><text:span text:style-name="T13">6th</text:span><text:span text:style-name="T10">):</text:span><text:span text:style-name="T40"> </text:span><text:span text:style-name="T41">Level </text:span><text:span text:style-name="T42">16</text:span></text:p>
      <text:h text:style-name="P33" text:outline-level="2"><text:bookmark-start text:name="__RefHeading___Toc18312_31818840023"/>Create vehicle<text:bookmark-end text:name="__RefHeading___Toc18312_31818840023"/></text:h>
      <text:p text:style-name="P86"><text:span text:style-name="T4">Tags</text:span>: <text:span text:style-name="T80">Robotics</text:span></text:p>
      <text:p text:style-name="P66"><text:span text:style-name="T2">Classes</text:span><text:span text:style-name="T26">: </text:span><text:span text:style-name="T28">Artificer</text:span></text:p>
      <text:p text:style-name="P66"><text:span text:style-name="T2">Performing tim</text:span><text:span text:style-name="T3">e</text:span><text:span text:style-name="T28">: </text:span><text:span text:style-name="T44">1 minute</text:span></text:p>
      <text:p text:style-name="P66"><text:span text:style-name="T2">Duration</text:span><text:span text:style-name="T26">: </text:span><text:span text:style-name="T43">1 hour</text:span></text:p>
      <text:p text:style-name="P66"><text:span text:style-name="T2">Range</text:span>: <text:span text:style-name="T51">9m</text:span></text:p>
      <text:p text:style-name="P66"><text:span text:style-name="T2">Targets</text:span>: <text:span text:style-name="T51">1 target</text:span></text:p>
      <text:p text:style-name="P66"/>
      <text:p text:style-name="P67">You <text:span text:style-name="T81">quickly craft a temporary </text:span><text:span text:style-name="T82">vehicle to travel faster. The vehicle you create has room for up to 6 creatures, and moves at a speed of 100 km/h on land or water (your choice when you create the vehicle. At the end of the duration, the motor of the vehicle stops working, but the rest remains. </text:span></text:p>
      <text:p text:style-name="P66"/>
      <text:p text:style-name="P66"><text:span text:style-name="T13">Heightened (</text:span><text:span text:style-name="T14">2nd</text:span><text:span text:style-name="T13">):</text:span><text:span text:style-name="T42"> The d</text:span><text:span text:style-name="T45">uration is 24 hours and the vehicle can go on land and over and under water.</text:span></text:p>
      <text:p text:style-name="P47">Heightened (3rd)<text:span text:style-name="T26">: As 2nd level, but the vehicle can fly up to 300km/h.</text:span></text:p>
      <text:p text:style-name="P47">Heightened (4th)<text:span text:style-name="T26">: As 3rd</text:span><text:span text:style-name="T72"> </text:span><text:span text:style-name="T26">level, but the duration is 1 week.</text:span></text:p>
      <text:p text:style-name="P47">Heightened (5th)<text:span text:style-name="T26">: As 4th level, but the Trick is permanent.</text:span></text:p>
      <text:h text:style-name="P34" text:outline-level="2"><text:bookmark-start text:name="__RefHeading___Toc18312_31818840024"/>Create water<text:bookmark-end text:name="__RefHeading___Toc18312_31818840024"/></text:h>
      <text:p text:style-name="P87"><text:span text:style-name="T4">Tags</text:span>: <text:span text:style-name="T86">Chemistry</text:span></text:p>
      <text:p text:style-name="P68"><text:span text:style-name="T2">Classes</text:span><text:span text:style-name="T26">: </text:span><text:span text:style-name="T28">Artificer, </text:span><text:span text:style-name="T46">Augmented</text:span></text:p>
      <text:p text:style-name="P68"><text:span text:style-name="T2">Performing tim</text:span><text:span text:style-name="T3">e</text:span><text:span text:style-name="T28">: 2 Actions</text:span></text:p>
      <text:p text:style-name="P68"><text:span text:style-name="T2">Duration</text:span><text:span text:style-name="T26">: </text:span><text:span text:style-name="T28">Instant</text:span><text:span text:style-name="T29">aneous</text:span></text:p>
      <text:p text:style-name="P68"><text:span text:style-name="T2">Range</text:span>: <text:span text:style-name="T51">9m</text:span></text:p>
      <text:p text:style-name="P68"><text:span text:style-name="T2">Targets</text:span>: <text:span text:style-name="T87">30 kg of matter</text:span></text:p>
      <text:p text:style-name="P68"/>
      <text:p text:style-name="P69">You change 30kg of matter into drinkable water.</text:p>
      <text:p text:style-name="P68"/>
      <text:p text:style-name="P48"><text:span text:style-name="T83">Heightened (+1):</text:span><text:span text:style-name="T26"> </text:span><text:span text:style-name="T47">You can change an additional 50 kg of matter into drinkable water.</text:span></text:p>
      <text:h text:style-name="P35" text:outline-level="2"><text:bookmark-start text:name="__RefHeading___Toc18312_31818840025"/><text:soft-page-break/>Detect electronics<text:bookmark-end text:name="__RefHeading___Toc18312_31818840025"/></text:h>
      <text:p text:style-name="P88"><text:span text:style-name="T4">Tags</text:span>: <text:span text:style-name="T88">Electronics</text:span></text:p>
      <text:p text:style-name="P70"><text:span text:style-name="T2">Classes</text:span><text:span text:style-name="T26">: </text:span><text:span text:style-name="T28">Artificer, </text:span><text:span text:style-name="T48">Augmented</text:span></text:p>
      <text:p text:style-name="P70"><text:span text:style-name="T2">Performing tim</text:span><text:span text:style-name="T3">e</text:span><text:span text:style-name="T28">: 2 Actions</text:span></text:p>
      <text:p text:style-name="P70"><text:span text:style-name="T2">Duration</text:span><text:span text:style-name="T26">: </text:span><text:span text:style-name="T28">Instant</text:span><text:span text:style-name="T29">aneous</text:span></text:p>
      <text:p text:style-name="P70"><text:span text:style-name="T2">Range</text:span>: <text:span text:style-name="T88">21m emanation</text:span></text:p>
      <text:p text:style-name="P70"/>
      <text:p text:style-name="P71">You instantly detect if there are any electronic circuits within range, including creatures with the construct type. You also learn their location and type.</text:p>
      <text:p text:style-name="P70"/>
      <text:p text:style-name="P49"><text:span text:style-name="T84">Heightened (+1):</text:span><text:span text:style-name="T47"> The </text:span><text:span text:style-name="T49">range increases by 100m.</text:span></text:p>
      <text:h text:style-name="P36" text:outline-level="2"><text:bookmark-start text:name="__RefHeading___Toc18312_31818840026"/>Enhance strength<text:bookmark-end text:name="__RefHeading___Toc18312_31818840026"/></text:h>
      <text:p text:style-name="P89"><text:span text:style-name="T4">Tags</text:span>: Biology</text:p>
      <text:p text:style-name="P72"><text:span text:style-name="T2">Classes</text:span><text:span text:style-name="T26">: </text:span><text:span text:style-name="T28">Artificer</text:span></text:p>
      <text:p text:style-name="P72"><text:span text:style-name="T2">Performing tim</text:span><text:span text:style-name="T3">e</text:span><text:span text:style-name="T28">: 2 Actions</text:span></text:p>
      <text:p text:style-name="P72"><text:span text:style-name="T2">Duration</text:span><text:span text:style-name="T26">: </text:span><text:span text:style-name="T49">1 minute</text:span></text:p>
      <text:p text:style-name="P72"><text:span text:style-name="T2">Range</text:span>: <text:span text:style-name="T51">9m</text:span></text:p>
      <text:p text:style-name="P72"><text:span text:style-name="T2">Targets</text:span>: <text:span text:style-name="T51">1 </text:span><text:span text:style-name="T90">willing creature</text:span></text:p>
      <text:p text:style-name="P72"/>
      <text:p text:style-name="P73">You create an exoskeleton that enhances a creature’s strength. The targeted creature gain a +2 status bonus to it’s strength modifier.</text:p>
      <text:p text:style-name="P72"/>
      <text:p text:style-name="P50"><text:span text:style-name="T83">Heightened (+1):</text:span><text:span text:style-name="T26"> The </text:span><text:span text:style-name="T50">status bonus increases by +1.</text:span></text:p>
      <text:h text:style-name="P37" text:outline-level="2"><text:bookmark-start text:name="__RefHeading___Toc18312_31818840027"/>Fast repair<text:bookmark-end text:name="__RefHeading___Toc18312_31818840027"/></text:h>
      <text:p text:style-name="P90"><text:span text:style-name="T4">Tags</text:span>: <text:span text:style-name="T91">Electronics</text:span></text:p>
      <text:p text:style-name="P74"><text:span text:style-name="T2">Classes</text:span><text:span text:style-name="T26">: </text:span><text:span text:style-name="T28">Artificer</text:span></text:p>
      <text:p text:style-name="P74"><text:span text:style-name="T2">Performing tim</text:span><text:span text:style-name="T3">e</text:span><text:span text:style-name="T28">: 2 Actions</text:span></text:p>
      <text:p text:style-name="P74"><text:span text:style-name="T2">Duration</text:span><text:span text:style-name="T26">: </text:span><text:span text:style-name="T28">Instant</text:span><text:span text:style-name="T29">aneous</text:span></text:p>
      <text:p text:style-name="P74"><text:span text:style-name="T2">Range</text:span>: <text:span text:style-name="T51">9m</text:span></text:p>
      <text:p text:style-name="P74"><text:span text:style-name="T2">Targets</text:span>: <text:span text:style-name="T51">1 </text:span><text:span text:style-name="T91">damaged electrical object or construct</text:span></text:p>
      <text:p text:style-name="P74"/>
      <text:p text:style-name="P73">You quickly repair a damaged electric item. It regains 6d8 hit points. If this heals the object back to full health, it shows no sign of having been damaged.</text:p>
      <text:p text:style-name="P74"/>
      <text:p text:style-name="P51"><text:span text:style-name="T85">Heightened (+1):</text:span><text:span text:style-name="T50"> </text:span></text:p>
      <text:h text:style-name="Heading_20_2" text:outline-level="2"><text:bookmark-start text:name="__RefHeading___Toc18312_318188400"/><text:soft-page-break/>Template<text:bookmark-end text:name="__RefHeading___Toc18312_318188400"/></text:h>
      <text:p text:style-name="Standard"><text:span text:style-name="T4">Tags</text:span>: Biology</text:p>
      <text:p text:style-name="P1"><text:span text:style-name="T2">Classes</text:span><text:span text:style-name="T26">: </text:span><text:span text:style-name="T28">Artificer</text:span></text:p>
      <text:p text:style-name="P1"><text:span text:style-name="T2">Performing tim</text:span><text:span text:style-name="T3">e</text:span><text:span text:style-name="T28">: 2 Actions</text:span></text:p>
      <text:p text:style-name="P1"><text:span text:style-name="T2">Save</text:span>: </text:p>
      <text:p text:style-name="P1"><text:span text:style-name="T2">Duration</text:span><text:span text:style-name="T26">: </text:span><text:span text:style-name="T28">Instant</text:span><text:span text:style-name="T29">aneous</text:span></text:p>
      <text:p text:style-name="P1"><text:span text:style-name="T2">Range</text:span>: <text:span text:style-name="T51">9m</text:span></text:p>
      <text:p text:style-name="P1"><text:span text:style-name="T2">Targets</text:span>: <text:span text:style-name="T51">1 target</text:span></text:p>
      <text:p text:style-name="P1"/>
      <text:p text:style-name="P1">Description</text:p>
      <text:p text:style-name="P1"/>
      <text:p text:style-name="P1"><text:span text:style-name="T2">Heightened (+1):</text:span> The damage increases by 2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278in" fo:margin-bottom="0.0835in" style:contextual-spacing="false" fo:line-height="100%" fo:keep-together="always" style:page-number="auto" fo:break-before="auto" fo:break-after="auto" fo:keep-with-next="always"/>
      <style:text-properties fo:font-size="18pt" style:font-size-asian="18pt" style:font-size-complex="18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2T08:19:01.972410924</dc:date>
    <meta:editing-duration>PT21H12M30S</meta:editing-duration>
    <meta:editing-cycles>9</meta:editing-cycles>
    <meta:document-statistic meta:table-count="0" meta:image-count="0" meta:object-count="0" meta:page-count="16" meta:paragraph-count="378" meta:word-count="2791" meta:character-count="16791" meta:non-whitespace-character-count="14366"/>
  </office:meta>
</office:document-meta>
</file>